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8"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9"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0" style:family="paragraph" style:parent-style-name="Text_20_body">
      <style:text-properties fo:font-size="12pt" fo:font-style="normal" officeooo:rsid="00c7fc00" officeooo:paragraph-rsid="00c7fc00" style:font-size-asian="10.5pt" style:font-style-asian="normal" style:font-size-complex="12pt" style:font-style-complex="normal"/>
    </style:style>
    <style:style style:name="P21"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2"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3" style:family="paragraph" style:parent-style-name="Text_20_body">
      <style:text-properties fo:font-size="12pt" officeooo:rsid="0028066d" officeooo:paragraph-rsid="00252323" style:font-size-asian="10.5pt" style:font-size-complex="12pt"/>
    </style:style>
    <style:style style:name="P24" style:family="paragraph" style:parent-style-name="Text_20_body">
      <style:text-properties fo:font-size="12pt" officeooo:paragraph-rsid="00958385" style:font-size-asian="10.5pt" style:font-size-complex="12pt"/>
    </style:style>
    <style:style style:name="P25" style:family="paragraph" style:parent-style-name="Text_20_body">
      <style:text-properties officeooo:rsid="0028066d" officeooo:paragraph-rsid="0028066d"/>
    </style:style>
    <style:style style:name="P26" style:family="paragraph" style:parent-style-name="Text_20_body">
      <style:text-properties officeooo:rsid="0026f2c2" officeooo:paragraph-rsid="0026f2c2"/>
    </style:style>
    <style:style style:name="P27" style:family="paragraph" style:parent-style-name="Text_20_body">
      <style:text-properties style:font-name="Consolas" fo:font-size="10pt" officeooo:paragraph-rsid="002b9e4b" style:font-size-asian="10pt" style:font-size-complex="10pt"/>
    </style:style>
    <style:style style:name="P28" style:family="paragraph" style:parent-style-name="Text_20_body">
      <style:text-properties officeooo:paragraph-rsid="009e9306"/>
    </style:style>
    <style:style style:name="P29" style:family="paragraph" style:parent-style-name="Text_20_body">
      <style:text-properties officeooo:paragraph-rsid="009eddc3"/>
    </style:style>
    <style:style style:name="P30" style:family="paragraph" style:parent-style-name="Text_20_body">
      <style:text-properties officeooo:paragraph-rsid="00a1e332"/>
    </style:style>
    <style:style style:name="P31" style:family="paragraph" style:parent-style-name="Text_20_body">
      <style:text-properties officeooo:paragraph-rsid="00a43d72"/>
    </style:style>
    <style:style style:name="P32" style:family="paragraph" style:parent-style-name="Text_20_body">
      <style:text-properties officeooo:paragraph-rsid="00bd7640"/>
    </style:style>
    <style:style style:name="P33" style:family="paragraph" style:parent-style-name="Text_20_body">
      <style:text-properties officeooo:paragraph-rsid="00c02570"/>
    </style:style>
    <style:style style:name="P34" style:family="paragraph" style:parent-style-name="Text_20_body">
      <style:text-properties officeooo:paragraph-rsid="00c177fa"/>
    </style:style>
    <style:style style:name="P35" style:family="paragraph" style:parent-style-name="Text_20_body">
      <style:text-properties officeooo:paragraph-rsid="00c41bfd"/>
    </style:style>
    <style:style style:name="P36" style:family="paragraph" style:parent-style-name="Text_20_body">
      <style:text-properties officeooo:paragraph-rsid="00cf6473"/>
    </style:style>
    <style:style style:name="P37" style:family="paragraph" style:parent-style-name="Text_20_body">
      <style:text-properties officeooo:paragraph-rsid="00759dd7"/>
    </style:style>
    <style:style style:name="P38" style:family="paragraph" style:parent-style-name="Text_20_body">
      <style:text-properties officeooo:paragraph-rsid="00d12c9d"/>
    </style:style>
    <style:style style:name="P39" style:family="paragraph" style:parent-style-name="Text_20_body">
      <style:text-properties officeooo:paragraph-rsid="00d2f95f"/>
    </style:style>
    <style:style style:name="P40" style:family="paragraph" style:parent-style-name="Text_20_body">
      <style:text-properties officeooo:paragraph-rsid="00d3a428"/>
    </style:style>
    <style:style style:name="P41" style:family="paragraph" style:parent-style-name="Text_20_body">
      <style:text-properties officeooo:paragraph-rsid="00deffcf"/>
    </style:style>
    <style:style style:name="P42" style:family="paragraph" style:parent-style-name="Text_20_body">
      <style:text-properties officeooo:paragraph-rsid="00e38840"/>
    </style:style>
    <style:style style:name="P43" style:family="paragraph" style:parent-style-name="Text_20_body">
      <style:text-properties officeooo:paragraph-rsid="00fa27c5"/>
    </style:style>
    <style:style style:name="P44" style:family="paragraph" style:parent-style-name="Text_20_body">
      <style:text-properties officeooo:paragraph-rsid="00fbecf9"/>
    </style:style>
    <style:style style:name="P45" style:family="paragraph" style:parent-style-name="Text_20_body">
      <style:text-properties officeooo:paragraph-rsid="0100b1d0"/>
    </style:style>
    <style:style style:name="P46" style:family="paragraph" style:parent-style-name="Text_20_body">
      <style:text-properties officeooo:paragraph-rsid="010dadc4"/>
    </style:style>
    <style:style style:name="P47" style:family="paragraph" style:parent-style-name="Text_20_body">
      <style:text-properties officeooo:paragraph-rsid="010eb5d1"/>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9" style:family="paragraph" style:parent-style-name="Standard">
      <style:paragraph-properties fo:margin-left="0in" fo:margin-right="0in" fo:text-align="start" style:justify-single-word="false" fo:text-indent="0in" style:auto-text-indent="false"/>
    </style:style>
    <style:style style:name="P50"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1" style:family="paragraph" style:parent-style-name="Standard">
      <style:text-properties officeooo:rsid="00139594" officeooo:paragraph-rsid="00139594"/>
    </style:style>
    <style:style style:name="P52"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53" style:family="paragraph" style:parent-style-name="Standard">
      <style:text-properties style:font-name="Consolas1" fo:font-size="10pt" style:font-size-asian="10pt"/>
    </style:style>
    <style:style style:name="P54"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Heading" style:master-page-name="Standard">
      <style:paragraph-properties style:page-number="auto"/>
    </style:style>
    <style:style style:name="P60" style:family="paragraph" style:parent-style-name="Heading_20_3">
      <style:text-properties fo:font-size="12pt" officeooo:paragraph-rsid="008d065c" style:font-size-asian="12pt" style:font-size-complex="12pt"/>
    </style:style>
    <style:style style:name="P61" style:family="paragraph" style:parent-style-name="Heading_20_3">
      <style:text-properties fo:font-size="12pt" officeooo:paragraph-rsid="005b1520" style:font-size-asian="12pt" style:font-size-complex="12pt"/>
    </style:style>
    <style:style style:name="P62" style:family="paragraph" style:parent-style-name="Heading_20_3">
      <style:text-properties fo:font-size="12pt" officeooo:paragraph-rsid="008a30a1" style:font-size-asian="12pt" style:font-size-complex="12pt"/>
    </style:style>
    <style:style style:name="P63" style:family="paragraph" style:parent-style-name="Heading_20_3">
      <style:text-properties fo:font-size="12pt" officeooo:rsid="002b9e4b" style:font-size-asian="12pt" style:font-size-complex="12pt"/>
    </style:style>
    <style:style style:name="P64" style:family="paragraph" style:parent-style-name="Heading_20_3">
      <style:text-properties fo:font-size="12pt" officeooo:rsid="00337653" style:font-size-asian="12pt" style:font-size-complex="12pt"/>
    </style:style>
    <style:style style:name="P65"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66"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67"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68"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69"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70"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1"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2"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3"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4"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5" style:family="paragraph" style:parent-style-name="Heading_20_3">
      <style:text-properties fo:font-size="12pt" fo:font-style="normal" officeooo:paragraph-rsid="005acf62" style:font-size-asian="12pt" style:font-style-asian="normal" style:font-size-complex="12pt" style:font-style-complex="normal"/>
    </style:style>
    <style:style style:name="P76" style:family="paragraph" style:parent-style-name="Heading_20_3">
      <style:text-properties fo:font-size="12pt" officeooo:rsid="00ddbf23" officeooo:paragraph-rsid="00ddbf23" style:font-size-asian="10.5pt" style:font-size-complex="12pt"/>
    </style:style>
    <style:style style:name="P77"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78"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79"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80"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81" style:family="paragraph" style:parent-style-name="Heading_20_2">
      <style:text-properties fo:font-style="normal" style:font-style-asian="normal" style:font-style-complex="normal"/>
    </style:style>
    <style:style style:name="P82" style:family="paragraph" style:parent-style-name="Heading_20_2">
      <style:text-properties fo:font-style="normal" officeooo:rsid="0047c8e8" officeooo:paragraph-rsid="0047c8e8" style:font-style-asian="normal" style:font-style-complex="normal"/>
    </style:style>
    <style:style style:name="P83" style:family="paragraph" style:parent-style-name="Heading_20_2">
      <style:text-properties fo:font-style="normal" officeooo:rsid="006dad56" officeooo:paragraph-rsid="006fe782" style:font-style-asian="normal" style:font-style-complex="normal"/>
    </style:style>
    <style:style style:name="P84" style:family="paragraph" style:parent-style-name="Heading_20_2">
      <style:text-properties fo:font-style="normal" officeooo:rsid="00c6e0dc" officeooo:paragraph-rsid="00c6e0dc" style:font-style-asian="normal" style:font-style-complex="normal"/>
    </style:style>
    <style:style style:name="P85" style:family="paragraph" style:parent-style-name="Heading_20_2">
      <style:text-properties fo:font-style="normal" officeooo:rsid="005acf62" officeooo:paragraph-rsid="005acf62" style:font-style-asian="normal" style:font-style-complex="normal"/>
    </style:style>
    <style:style style:name="P86" style:family="paragraph" style:parent-style-name="Heading_20_2">
      <style:text-properties fo:font-style="normal" officeooo:rsid="00402587" style:font-style-asian="normal" style:font-style-complex="normal"/>
    </style:style>
    <style:style style:name="P87" style:family="paragraph" style:parent-style-name="Heading_20_2">
      <style:text-properties fo:font-style="normal" officeooo:rsid="001615bb" officeooo:paragraph-rsid="001615bb" style:font-style-asian="normal" style:font-style-complex="normal"/>
    </style:style>
    <style:style style:name="P88" style:family="paragraph" style:parent-style-name="Heading_20_2">
      <style:text-properties fo:font-style="normal" officeooo:paragraph-rsid="00e1269a" style:font-style-asian="normal" style:font-style-complex="normal"/>
    </style:style>
    <style:style style:name="P89" style:family="paragraph" style:parent-style-name="Heading_20_2">
      <style:text-properties fo:font-style="normal" officeooo:paragraph-rsid="00cd48ef" style:font-style-asian="normal" style:font-style-complex="normal"/>
    </style:style>
    <style:style style:name="P90" style:family="paragraph" style:parent-style-name="Heading_20_2">
      <style:text-properties fo:font-style="normal" officeooo:paragraph-rsid="010dadc4" style:font-style-asian="normal" style:font-style-complex="normal"/>
    </style:style>
    <style:style style:name="P91" style:family="paragraph" style:parent-style-name="Heading_20_2">
      <style:text-properties fo:font-size="14pt" fo:font-style="normal" officeooo:paragraph-rsid="00942c7a" style:font-size-asian="14pt" style:font-style-asian="normal" style:font-size-complex="14pt" style:font-style-complex="normal"/>
    </style:style>
    <style:style style:name="P92"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93" style:family="paragraph" style:parent-style-name="Heading_20_2">
      <style:text-properties fo:font-size="14pt" fo:font-style="normal" officeooo:paragraph-rsid="00c60295" style:font-size-asian="12.25pt" style:font-style-asian="normal" style:font-size-complex="14pt" style:font-style-complex="normal"/>
    </style:style>
    <style:style style:name="P94" style:family="paragraph" style:parent-style-name="Heading_20_1">
      <style:text-properties officeooo:rsid="00443cdc" officeooo:paragraph-rsid="00443cdc"/>
    </style:style>
    <style:style style:name="P95" style:family="paragraph" style:parent-style-name="Heading_20_1">
      <style:text-properties fo:font-style="normal" officeooo:rsid="005acf62" officeooo:paragraph-rsid="005acf62" style:font-style-asian="normal" style:font-style-complex="normal"/>
    </style:style>
    <style:style style:name="P96" style:family="paragraph" style:parent-style-name="Heading_20_1">
      <style:text-properties fo:font-style="normal" officeooo:rsid="00c7fc00" officeooo:paragraph-rsid="00c7fc00" style:font-style-asian="normal" style:font-style-complex="normal"/>
    </style:style>
    <style:style style:name="P97" style:family="paragraph" style:parent-style-name="Heading_20_1">
      <style:text-properties officeooo:rsid="003c636e" officeooo:paragraph-rsid="003c636e"/>
    </style:style>
    <style:style style:name="P98" style:family="paragraph" style:parent-style-name="Heading_20_1">
      <style:text-properties officeooo:rsid="00139594" officeooo:paragraph-rsid="00139594"/>
    </style:style>
    <style:style style:name="P99" style:family="paragraph" style:parent-style-name="Heading_20_1">
      <style:text-properties officeooo:paragraph-rsid="0114f620"/>
    </style:style>
    <style:style style:name="P100"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01"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02" style:family="paragraph" style:parent-style-name="Text_20_body" style:list-style-name="L3">
      <style:text-properties fo:font-style="normal" officeooo:rsid="003c7ce7" officeooo:paragraph-rsid="003c7ce7" style:font-style-asian="normal" style:font-style-complex="normal"/>
    </style:style>
    <style:style style:name="P103" style:family="paragraph" style:parent-style-name="Text_20_body" style:list-style-name="L5">
      <style:text-properties fo:font-style="normal" officeooo:rsid="002c8e4e" officeooo:paragraph-rsid="00b06556" style:font-style-asian="normal" style:font-style-complex="normal"/>
    </style:style>
    <style:style style:name="P104" style:family="paragraph" style:parent-style-name="Text_20_body" style:list-style-name="L6">
      <style:text-properties fo:font-style="normal" officeooo:rsid="002c8e4e" officeooo:paragraph-rsid="002c8e4e" style:font-style-asian="normal" style:font-style-complex="normal"/>
    </style:style>
    <style:style style:name="P105" style:family="paragraph" style:parent-style-name="Text_20_body">
      <style:text-properties fo:font-style="normal" officeooo:rsid="010dadc4" officeooo:paragraph-rsid="010dadc4" style:font-style-asian="normal" style:font-style-complex="normal"/>
    </style:style>
    <style:style style:name="P106" style:family="paragraph" style:parent-style-name="Text_20_body" style:list-style-name="L1">
      <style:paragraph-properties fo:text-align="start" style:justify-single-word="false"/>
      <style:text-properties officeooo:paragraph-rsid="0051c2f5"/>
    </style:style>
    <style:style style:name="P107" style:family="paragraph" style:parent-style-name="Text_20_body" style:list-style-name="L1">
      <style:paragraph-properties fo:text-align="start" style:justify-single-word="false"/>
      <style:text-properties officeooo:paragraph-rsid="006732af"/>
    </style:style>
    <style:style style:name="P108" style:family="paragraph" style:parent-style-name="Text_20_body" style:list-style-name="L1">
      <style:paragraph-properties fo:text-align="start" style:justify-single-word="false"/>
      <style:text-properties officeooo:paragraph-rsid="0057ff45"/>
    </style:style>
    <style:style style:name="P109"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10"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11"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12"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13"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14"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15"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16"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117" style:family="paragraph" style:parent-style-name="Text_20_body" style:list-style-name="L4">
      <style:text-properties officeooo:paragraph-rsid="00a3698b"/>
    </style:style>
    <style:style style:name="P118" style:family="paragraph" style:parent-style-name="Text_20_body" style:list-style-name="L4">
      <style:text-properties officeooo:rsid="0028066d" officeooo:paragraph-rsid="00a3698b"/>
    </style:style>
    <style:style style:name="P119" style:family="paragraph" style:parent-style-name="Text_20_body" style:list-style-name="L5">
      <style:text-properties officeooo:paragraph-rsid="002c8e4e"/>
    </style:style>
    <style:style style:name="P120" style:family="paragraph" style:parent-style-name="Text_20_body" style:list-style-name="L6">
      <style:text-properties officeooo:paragraph-rsid="002c8e4e"/>
    </style:style>
    <style:style style:name="P121" style:family="paragraph" style:parent-style-name="Text_20_body" style:list-style-name="L6">
      <style:text-properties officeooo:paragraph-rsid="002cb634"/>
    </style:style>
    <style:style style:name="P122" style:family="paragraph" style:parent-style-name="Text_20_body">
      <style:text-properties officeooo:paragraph-rsid="010eb5d1"/>
    </style:style>
    <style:style style:name="P123" style:family="paragraph" style:parent-style-name="Text_20_body">
      <style:text-properties officeooo:paragraph-rsid="0114f620"/>
    </style:style>
    <style:style style:name="P124"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style:font-name="Consolas1" fo:font-size="12pt" officeooo:rsid="005ebeba" style:font-size-asian="12pt" style:font-size-complex="12pt"/>
    </style:style>
    <style:style style:name="T74" style:family="text">
      <style:text-properties style:font-name="Consolas1" fo:font-size="12pt" officeooo:rsid="005f205e" style:font-size-asian="12pt" style:font-size-complex="12pt"/>
    </style:style>
    <style:style style:name="T75" style:family="text">
      <style:text-properties fo:font-style="normal" officeooo:rsid="002b9e4b" style:font-style-asian="normal" style:font-style-complex="normal"/>
    </style:style>
    <style:style style:name="T76" style:family="text">
      <style:text-properties fo:font-style="normal" officeooo:rsid="0026f2c2" style:font-style-asian="normal" style:font-style-complex="normal"/>
    </style:style>
    <style:style style:name="T77" style:family="text">
      <style:text-properties fo:font-style="normal" officeooo:rsid="002c8e4e" style:font-style-asian="normal" style:font-style-complex="normal"/>
    </style:style>
    <style:style style:name="T78" style:family="text">
      <style:text-properties fo:font-style="normal" officeooo:rsid="002cb634" style:font-style-asian="normal" style:font-style-complex="normal"/>
    </style:style>
    <style:style style:name="T79" style:family="text">
      <style:text-properties fo:font-style="normal" officeooo:rsid="003014c4" style:font-style-asian="normal" style:font-style-complex="normal"/>
    </style:style>
    <style:style style:name="T80" style:family="text">
      <style:text-properties fo:font-style="normal" officeooo:rsid="00337653" style:font-style-asian="normal" style:font-style-complex="normal"/>
    </style:style>
    <style:style style:name="T81" style:family="text">
      <style:text-properties fo:font-style="normal" officeooo:rsid="0036b070" style:font-style-asian="normal" style:font-style-complex="normal"/>
    </style:style>
    <style:style style:name="T82" style:family="text">
      <style:text-properties fo:font-style="normal" officeooo:rsid="004579b4" style:font-style-asian="normal" style:font-style-complex="normal"/>
    </style:style>
    <style:style style:name="T83" style:family="text">
      <style:text-properties fo:font-style="normal" officeooo:rsid="0046697a" style:font-style-asian="normal" style:font-style-complex="normal"/>
    </style:style>
    <style:style style:name="T84" style:family="text">
      <style:text-properties fo:font-style="normal" officeooo:rsid="00516dcf" style:font-style-asian="normal" style:font-style-complex="normal"/>
    </style:style>
    <style:style style:name="T85" style:family="text">
      <style:text-properties fo:font-style="normal" officeooo:rsid="0051c2f5" style:font-style-asian="normal" style:font-style-complex="normal"/>
    </style:style>
    <style:style style:name="T86" style:family="text">
      <style:text-properties fo:font-style="normal" officeooo:rsid="0052fb57" style:font-style-asian="normal" style:font-style-complex="normal"/>
    </style:style>
    <style:style style:name="T87" style:family="text">
      <style:text-properties fo:font-style="normal" officeooo:rsid="00532d00" style:font-style-asian="normal" style:font-style-complex="normal"/>
    </style:style>
    <style:style style:name="T88" style:family="text">
      <style:text-properties fo:font-style="normal" officeooo:rsid="00539bc6" style:font-style-asian="normal" style:font-style-complex="normal"/>
    </style:style>
    <style:style style:name="T89" style:family="text">
      <style:text-properties fo:font-style="normal" officeooo:rsid="0054cf4e" style:font-style-asian="normal" style:font-style-complex="normal"/>
    </style:style>
    <style:style style:name="T90" style:family="text">
      <style:text-properties fo:font-style="normal" officeooo:rsid="0055b26e" style:font-style-asian="normal" style:font-style-complex="normal"/>
    </style:style>
    <style:style style:name="T91" style:family="text">
      <style:text-properties fo:font-style="normal" officeooo:rsid="0056ecc8" style:font-style-asian="normal" style:font-style-complex="normal"/>
    </style:style>
    <style:style style:name="T92" style:family="text">
      <style:text-properties fo:font-style="normal" officeooo:rsid="0057ff45" style:font-style-asian="normal" style:font-style-complex="normal"/>
    </style:style>
    <style:style style:name="T93" style:family="text">
      <style:text-properties fo:font-style="normal" officeooo:rsid="006732af" style:font-style-asian="normal" style:font-style-complex="normal"/>
    </style:style>
    <style:style style:name="T94" style:family="text">
      <style:text-properties fo:font-style="normal" officeooo:rsid="006927ca" style:font-style-asian="normal" style:font-style-complex="normal"/>
    </style:style>
    <style:style style:name="T95" style:family="text">
      <style:text-properties fo:font-style="normal" officeooo:rsid="006c293c" style:font-style-asian="normal" style:font-style-complex="normal"/>
    </style:style>
    <style:style style:name="T96" style:family="text">
      <style:text-properties fo:font-style="normal" officeooo:rsid="0071d173" style:font-style-asian="normal" style:font-style-complex="normal"/>
    </style:style>
    <style:style style:name="T97" style:family="text">
      <style:text-properties fo:font-style="normal" officeooo:rsid="00721c75" style:font-style-asian="normal" style:font-style-complex="normal"/>
    </style:style>
    <style:style style:name="T98" style:family="text">
      <style:text-properties fo:font-style="normal" officeooo:rsid="00723e5d" style:font-style-asian="normal" style:font-style-complex="normal"/>
    </style:style>
    <style:style style:name="T99" style:family="text">
      <style:text-properties fo:font-style="normal" officeooo:rsid="0072eadf" style:font-style-asian="normal" style:font-style-complex="normal"/>
    </style:style>
    <style:style style:name="T100" style:family="text">
      <style:text-properties fo:font-style="normal" officeooo:rsid="00731ab2" style:font-style-asian="normal" style:font-style-complex="normal"/>
    </style:style>
    <style:style style:name="T101" style:family="text">
      <style:text-properties fo:font-style="normal" officeooo:rsid="007fd4cb" style:font-style-asian="normal" style:font-style-complex="normal"/>
    </style:style>
    <style:style style:name="T102" style:family="text">
      <style:text-properties fo:font-style="normal" officeooo:rsid="00809b56" style:font-style-asian="normal" style:font-style-complex="normal"/>
    </style:style>
    <style:style style:name="T103" style:family="text">
      <style:text-properties fo:font-style="normal" officeooo:rsid="008a43f5" style:font-style-asian="normal" style:font-style-complex="normal"/>
    </style:style>
    <style:style style:name="T104" style:family="text">
      <style:text-properties fo:font-style="normal" officeooo:rsid="008f0b4a" style:font-style-asian="normal" style:font-style-complex="normal"/>
    </style:style>
    <style:style style:name="T105" style:family="text">
      <style:text-properties fo:font-style="normal" officeooo:rsid="0092f7b8" style:font-style-asian="normal" style:font-style-complex="normal"/>
    </style:style>
    <style:style style:name="T106" style:family="text">
      <style:text-properties fo:font-style="normal" officeooo:rsid="00958385" style:font-style-asian="normal" style:font-style-complex="normal"/>
    </style:style>
    <style:style style:name="T107" style:family="text">
      <style:text-properties fo:font-style="normal" officeooo:rsid="00b06556" style:font-style-asian="normal" style:font-style-complex="normal"/>
    </style:style>
    <style:style style:name="T108" style:family="text">
      <style:text-properties fo:font-style="normal" officeooo:rsid="00b1d515" style:font-style-asian="normal" style:font-style-complex="normal"/>
    </style:style>
    <style:style style:name="T109" style:family="text">
      <style:text-properties fo:font-style="normal" officeooo:rsid="00b25719" style:font-style-asian="normal" style:font-style-complex="normal"/>
    </style:style>
    <style:style style:name="T110" style:family="text">
      <style:text-properties fo:font-style="normal" officeooo:rsid="00b8891b" style:font-style-asian="normal" style:font-style-complex="normal"/>
    </style:style>
    <style:style style:name="T111" style:family="text">
      <style:text-properties fo:font-style="normal" officeooo:rsid="00e38840" style:font-style-asian="normal" style:font-style-complex="normal"/>
    </style:style>
    <style:style style:name="T112" style:family="text">
      <style:text-properties fo:font-style="normal" officeooo:rsid="00e4c6da" style:font-style-asian="normal" style:font-style-complex="normal"/>
    </style:style>
    <style:style style:name="T113" style:family="text">
      <style:text-properties fo:font-style="normal" officeooo:rsid="00e6c570" style:font-style-asian="normal" style:font-style-complex="normal"/>
    </style:style>
    <style:style style:name="T114" style:family="text">
      <style:text-properties fo:font-style="normal" officeooo:rsid="010dadc4" style:font-style-asian="normal" style:font-style-complex="normal"/>
    </style:style>
    <style:style style:name="T115" style:family="text">
      <style:text-properties fo:font-style="normal" officeooo:rsid="0114f620" style:font-style-asian="normal" style:font-style-complex="normal"/>
    </style:style>
    <style:style style:name="T116" style:family="text">
      <style:text-properties officeooo:rsid="001d9c63"/>
    </style:style>
    <style:style style:name="T117" style:family="text">
      <style:text-properties officeooo:rsid="001f2ad3"/>
    </style:style>
    <style:style style:name="T118" style:family="text">
      <style:text-properties officeooo:rsid="0020b907"/>
    </style:style>
    <style:style style:name="T119" style:family="text">
      <style:text-properties officeooo:rsid="00227213"/>
    </style:style>
    <style:style style:name="T120" style:family="text">
      <style:text-properties officeooo:rsid="00244f46"/>
    </style:style>
    <style:style style:name="T121" style:family="text">
      <style:text-properties officeooo:rsid="0026f2c2"/>
    </style:style>
    <style:style style:name="T122" style:family="text">
      <style:text-properties officeooo:rsid="0028066d"/>
    </style:style>
    <style:style style:name="T123" style:family="text">
      <style:text-properties style:text-line-through-style="solid" fo:font-size="12pt" officeooo:rsid="0027ee86" style:font-size-asian="10.5pt" style:font-size-complex="12pt"/>
    </style:style>
    <style:style style:name="T124" style:family="text">
      <style:text-properties style:text-line-through-style="none" fo:font-size="12pt" officeooo:rsid="001428a7" style:font-size-asian="12pt" style:font-size-complex="12pt"/>
    </style:style>
    <style:style style:name="T125" style:family="text">
      <style:text-properties officeooo:rsid="003304ce"/>
    </style:style>
    <style:style style:name="T126" style:family="text">
      <style:text-properties officeooo:rsid="003c7ce7"/>
    </style:style>
    <style:style style:name="T127" style:family="text">
      <style:text-properties officeooo:rsid="003e278c"/>
    </style:style>
    <style:style style:name="T128" style:family="text">
      <style:text-properties officeooo:rsid="004cd085"/>
    </style:style>
    <style:style style:name="T129" style:family="text">
      <style:text-properties officeooo:rsid="005acf62"/>
    </style:style>
    <style:style style:name="T130" style:family="text">
      <style:text-properties style:font-name="Times New Roman" fo:font-size="12pt" fo:font-style="normal" officeooo:rsid="005b3189" style:font-size-asian="12pt" style:font-style-asian="normal" style:font-size-complex="12pt" style:font-style-complex="normal"/>
    </style:style>
    <style:style style:name="T131" style:family="text">
      <style:text-properties style:font-name="Times New Roman" fo:font-size="12pt" fo:font-style="normal" officeooo:rsid="011851f0" style:font-size-asian="12pt" style:font-style-asian="normal" style:font-size-complex="12pt" style:font-style-complex="normal"/>
    </style:style>
    <style:style style:name="T132" style:family="text">
      <style:text-properties style:font-name="Times New Roman" fo:font-size="10pt" fo:font-style="normal" fo:font-weight="normal" officeooo:rsid="0066967c" style:font-size-asian="10pt" style:font-style-asian="normal" style:font-weight-asian="normal" style:font-size-complex="10pt" style:font-style-complex="normal" style:font-weight-complex="normal"/>
    </style:style>
    <style:style style:name="T133" style:family="text">
      <style:text-properties style:font-name="Consolas"/>
    </style:style>
    <style:style style:name="T134"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5"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style:font-size-asian="10pt" style:font-style-asian="normal" style:font-size-complex="10pt" style:font-style-complex="normal"/>
    </style:style>
    <style:style style:name="T140" style:family="text">
      <style:text-properties style:font-name="Consolas" fo:font-size="10pt" fo:font-style="normal" officeooo:rsid="00958385" style:font-size-asian="10pt" style:font-style-asian="normal" style:font-size-complex="10pt" style:font-style-complex="normal"/>
    </style:style>
    <style:style style:name="T141" style:family="text">
      <style:text-properties style:font-name="Consolas" fo:font-size="10pt" fo:font-style="normal" officeooo:rsid="0074f75e" style:font-size-asian="10pt" style:font-style-asian="normal" style:font-size-complex="10pt" style:font-style-complex="normal"/>
    </style:style>
    <style:style style:name="T142" style:family="text">
      <style:text-properties style:font-name="Consolas" fo:font-size="10pt" fo:font-style="normal" officeooo:rsid="00759dd7" style:font-size-asian="10pt" style:font-style-asian="normal" style:font-size-complex="10pt" style:font-style-complex="normal"/>
    </style:style>
    <style:style style:name="T143" style:family="text">
      <style:text-properties style:font-name="Consolas" fo:font-size="10pt" fo:font-style="normal" officeooo:rsid="001428a7" style:font-size-asian="10pt" style:font-style-asian="normal" style:font-size-complex="10pt" style:font-style-complex="normal"/>
    </style:style>
    <style:style style:name="T144" style:family="text">
      <style:text-properties style:font-name="Consolas" fo:font-size="10pt" fo:font-style="normal" officeooo:rsid="006c233f" style:font-size-asian="10pt" style:font-style-asian="normal" style:font-size-complex="10pt" style:font-style-complex="normal"/>
    </style:style>
    <style:style style:name="T145" style:family="text">
      <style:text-properties style:font-name="Consolas" fo:font-size="10pt" fo:font-style="normal" officeooo:rsid="005b3189" style:font-size-asian="10pt" style:font-style-asian="normal" style:font-size-complex="10pt" style:font-style-complex="normal"/>
    </style:style>
    <style:style style:name="T146" style:family="text">
      <style:text-properties style:font-name="Consolas" fo:font-size="10pt" fo:font-style="normal" officeooo:rsid="008a43f5" style:font-size-asian="10pt" style:font-style-asian="normal" style:font-size-complex="10pt" style:font-style-complex="normal"/>
    </style:style>
    <style:style style:name="T147" style:family="text">
      <style:text-properties style:font-name="Consolas" fo:font-size="10pt" fo:font-style="normal" officeooo:rsid="0076ef34" style:font-size-asian="10pt" style:font-style-asian="normal" style:font-size-complex="10pt" style:font-style-complex="normal"/>
    </style:style>
    <style:style style:name="T148" style:family="text">
      <style:text-properties style:font-name="Consolas" fo:font-size="10pt" fo:font-style="normal" officeooo:rsid="002b9e4b" style:font-size-asian="10pt" style:font-style-asian="normal" style:font-size-complex="10pt" style:font-style-complex="normal"/>
    </style:style>
    <style:style style:name="T149" style:family="text">
      <style:text-properties style:font-name="Consolas" fo:font-size="10pt" fo:font-style="normal" officeooo:rsid="002f9d26" style:font-size-asian="10pt" style:font-style-asian="normal" style:font-size-complex="10pt" style:font-style-complex="normal"/>
    </style:style>
    <style:style style:name="T150" style:family="text">
      <style:text-properties style:font-name="Consolas" fo:font-size="10pt" fo:font-style="normal" officeooo:rsid="002c8e4e" style:font-size-asian="10pt" style:font-style-asian="normal" style:font-size-complex="10pt" style:font-style-complex="normal"/>
    </style:style>
    <style:style style:name="T151" style:family="text">
      <style:text-properties style:font-name="Consolas" fo:font-size="10pt" fo:font-style="normal" officeooo:rsid="002cb634" style:font-size-asian="10pt" style:font-style-asian="normal" style:font-size-complex="10pt" style:font-style-complex="normal"/>
    </style:style>
    <style:style style:name="T152" style:family="text">
      <style:text-properties style:font-name="Consolas" fo:font-size="10pt" fo:font-style="normal" officeooo:rsid="0026f2c2" style:font-size-asian="10pt" style:font-style-asian="normal" style:font-size-complex="10pt" style:font-style-complex="normal"/>
    </style:style>
    <style:style style:name="T153" style:family="text">
      <style:text-properties style:font-name="Consolas" fo:font-size="10pt" fo:font-style="normal" officeooo:rsid="00337653" style:font-size-asian="10pt" style:font-style-asian="normal" style:font-size-complex="10pt" style:font-style-complex="normal"/>
    </style:style>
    <style:style style:name="T154" style:family="text">
      <style:text-properties style:font-name="Consolas" fo:font-size="10pt" fo:font-style="normal" officeooo:rsid="00b9c108" style:font-size-asian="10pt" style:font-style-asian="normal" style:font-size-complex="10pt" style:font-style-complex="normal"/>
    </style:style>
    <style:style style:name="T155" style:family="text">
      <style:text-properties style:font-name="Consolas" fo:font-size="10pt" fo:font-style="normal" officeooo:rsid="00bede30" style:font-size-asian="10pt" style:font-style-asian="normal" style:font-size-complex="10pt" style:font-style-complex="normal"/>
    </style:style>
    <style:style style:name="T156" style:family="text">
      <style:text-properties style:font-name="Consolas" fo:font-size="10pt" fo:font-style="normal" officeooo:rsid="00d12c9d" style:font-size-asian="10pt" style:font-style-asian="normal" style:font-size-complex="10pt" style:font-style-complex="normal"/>
    </style:style>
    <style:style style:name="T157" style:family="text">
      <style:text-properties style:font-name="Consolas" fo:font-size="10pt" fo:font-style="normal" officeooo:rsid="00d19532" style:font-size-asian="10pt" style:font-style-asian="normal" style:font-size-complex="10pt" style:font-style-complex="normal"/>
    </style:style>
    <style:style style:name="T158" style:family="text">
      <style:text-properties style:font-name="Consolas" fo:font-size="10pt" fo:font-style="normal" officeooo:rsid="00d2f95f" style:font-size-asian="10pt" style:font-style-asian="normal" style:font-size-complex="10pt" style:font-style-complex="normal"/>
    </style:style>
    <style:style style:name="T159" style:family="text">
      <style:text-properties style:font-name="Consolas" fo:font-size="10pt" fo:font-style="normal" officeooo:rsid="00d3a428" style:font-size-asian="10pt" style:font-style-asian="normal" style:font-size-complex="10pt" style:font-style-complex="normal"/>
    </style:style>
    <style:style style:name="T160" style:family="text">
      <style:text-properties style:font-name="Consolas" fo:font-size="10pt" fo:font-style="normal" officeooo:rsid="00e38840" style:font-size-asian="10pt" style:font-style-asian="normal" style:font-size-complex="10pt" style:font-style-complex="normal"/>
    </style:style>
    <style:style style:name="T161" style:family="text">
      <style:text-properties style:font-name="Consolas" fo:font-size="10pt" fo:font-style="normal" officeooo:rsid="00f920ab" style:font-size-asian="10pt" style:font-style-asian="normal" style:font-size-complex="10pt" style:font-style-complex="normal"/>
    </style:style>
    <style:style style:name="T162" style:family="text">
      <style:text-properties style:font-name="Consolas" fo:font-size="10pt" fo:font-style="normal" officeooo:rsid="010dadc4" style:font-size-asian="10pt" style:font-style-asian="normal" style:font-size-complex="10pt" style:font-style-complex="normal"/>
    </style:style>
    <style:style style:name="T163" style:family="text">
      <style:text-properties style:font-name="Consolas" fo:font-size="10pt" fo:font-style="normal" officeooo:rsid="010eb5d1" style:font-size-asian="10pt" style:font-style-asian="normal" style:font-size-complex="10pt" style:font-style-complex="normal"/>
    </style:style>
    <style:style style:name="T164" style:family="text">
      <style:text-properties style:font-name="Consolas" fo:font-size="10pt" fo:font-style="normal" officeooo:rsid="011000e5" style:font-size-asian="10pt" style:font-style-asian="normal" style:font-size-complex="10pt" style:font-style-complex="normal"/>
    </style:style>
    <style:style style:name="T165" style:family="text">
      <style:text-properties style:font-name="Consolas" fo:font-size="10pt" fo:font-style="normal" officeooo:rsid="01040426" style:font-size-asian="10pt" style:font-style-asian="normal" style:font-size-complex="10pt" style:font-style-complex="normal"/>
    </style:style>
    <style:style style:name="T166" style:family="text">
      <style:text-properties style:font-name="Consolas" fo:font-size="10pt" fo:font-style="normal" officeooo:rsid="010580ef" style:font-size-asian="10pt" style:font-style-asian="normal" style:font-size-complex="10pt" style:font-style-complex="normal"/>
    </style:style>
    <style:style style:name="T167" style:family="text">
      <style:text-properties style:font-name="Consolas" fo:font-size="10pt" fo:font-style="normal" officeooo:rsid="01145725" style:font-size-asian="10pt" style:font-style-asian="normal" style:font-size-complex="10pt" style:font-style-complex="normal"/>
    </style:style>
    <style:style style:name="T168" style:family="text">
      <style:text-properties style:font-name="Consolas" fo:font-size="10pt" fo:font-style="normal" officeooo:rsid="0115a8d9" style:font-size-asian="10pt" style:font-style-asian="normal" style:font-size-complex="10pt" style:font-style-complex="normal"/>
    </style:style>
    <style:style style:name="T169" style:family="text">
      <style:text-properties style:font-name="Consolas" fo:font-size="10pt" style:font-size-asian="10pt" style:font-size-complex="10pt"/>
    </style:style>
    <style:style style:name="T170" style:family="text">
      <style:text-properties style:font-name="Consolas" fo:font-size="10pt" officeooo:rsid="0026f2c2" style:font-size-asian="10pt" style:font-size-complex="10pt"/>
    </style:style>
    <style:style style:name="T171" style:family="text">
      <style:text-properties style:font-name="Consolas" fo:font-size="10pt" officeooo:rsid="0028066d" style:font-size-asian="10pt" style:font-size-complex="10pt"/>
    </style:style>
    <style:style style:name="T172" style:family="text">
      <style:text-properties style:font-name="Consolas" fo:font-size="10pt" officeooo:rsid="00c41bfd" style:font-size-asian="10pt" style:font-size-complex="10pt"/>
    </style:style>
    <style:style style:name="T173" style:family="text">
      <style:text-properties style:font-name="Consolas" fo:font-size="10pt" officeooo:rsid="00deffcf" style:font-size-asian="10pt" style:font-size-complex="10pt"/>
    </style:style>
    <style:style style:name="T174" style:family="text">
      <style:text-properties style:font-name="Consolas" fo:font-size="10pt" officeooo:rsid="00f920ab" style:font-size-asian="10pt" style:font-size-complex="10pt"/>
    </style:style>
    <style:style style:name="T175" style:family="text">
      <style:text-properties style:font-name="Consolas" fo:font-size="10pt" officeooo:rsid="00b06f82" style:font-size-asian="8.75pt" style:font-size-complex="10pt"/>
    </style:style>
    <style:style style:name="T176" style:family="text">
      <style:text-properties style:font-name="Consolas" fo:font-size="10pt" fo:font-style="italic" officeooo:rsid="00d2f95f" style:font-size-asian="10pt" style:font-style-asian="italic" style:font-size-complex="10pt" style:font-style-complex="italic"/>
    </style:style>
    <style:style style:name="T177" style:family="text">
      <style:text-properties style:font-name="Consolas" fo:font-size="12pt" officeooo:rsid="00e1269a" style:font-size-asian="12pt" style:font-size-complex="12pt"/>
    </style:style>
    <style:style style:name="T178" style:family="text">
      <style:text-properties style:font-name="Consolas" fo:font-size="12pt" officeooo:rsid="00c8fd16" style:font-size-asian="12pt" style:font-size-complex="12pt"/>
    </style:style>
    <style:style style:name="T179" style:family="text">
      <style:text-properties style:font-name="Consolas" fo:font-size="12pt" officeooo:rsid="00c7fc00" style:font-size-asian="12pt" style:font-size-complex="12pt"/>
    </style:style>
    <style:style style:name="T180" style:family="text">
      <style:text-properties style:font-name="Consolas" officeooo:rsid="01040426"/>
    </style:style>
    <style:style style:name="T181" style:family="text">
      <style:text-properties style:font-name="Consolas" officeooo:rsid="0116824e"/>
    </style:style>
    <style:style style:name="T182" style:family="text">
      <style:text-properties officeooo:rsid="007fd4cb"/>
    </style:style>
    <style:style style:name="T183" style:family="text">
      <style:text-properties officeooo:rsid="00809b56"/>
    </style:style>
    <style:style style:name="T184" style:family="text">
      <style:text-properties officeooo:rsid="00838486"/>
    </style:style>
    <style:style style:name="T185" style:family="text">
      <style:text-properties officeooo:rsid="008a43f5"/>
    </style:style>
    <style:style style:name="T186" style:family="text">
      <style:text-properties officeooo:rsid="008f94ba"/>
    </style:style>
    <style:style style:name="T187" style:family="text">
      <style:text-properties officeooo:rsid="00942c7a"/>
    </style:style>
    <style:style style:name="T188" style:family="text">
      <style:text-properties officeooo:rsid="00958385"/>
    </style:style>
    <style:style style:name="T189" style:family="text">
      <style:text-properties style:text-position="super 58%" fo:font-size="12pt" fo:font-style="normal" officeooo:rsid="00958385" style:font-size-asian="10.5pt" style:font-style-asian="normal" style:font-size-complex="12pt" style:font-style-complex="normal"/>
    </style:style>
    <style:style style:name="T190" style:family="text">
      <style:text-properties style:text-position="0% 100%" fo:font-size="12pt" fo:font-style="normal" officeooo:rsid="00958385" style:font-size-asian="10.5pt" style:font-style-asian="normal" style:font-size-complex="12pt" style:font-style-complex="normal"/>
    </style:style>
    <style:style style:name="T191" style:family="text">
      <style:text-properties officeooo:rsid="00b06556"/>
    </style:style>
    <style:style style:name="T192" style:family="text">
      <style:text-properties officeooo:rsid="00b06f82"/>
    </style:style>
    <style:style style:name="T193" style:family="text">
      <style:text-properties officeooo:rsid="00b8891b"/>
    </style:style>
    <style:style style:name="T194" style:family="text">
      <style:text-properties officeooo:rsid="00bcb5a0"/>
    </style:style>
    <style:style style:name="T195" style:family="text">
      <style:text-properties officeooo:rsid="00be6e24"/>
    </style:style>
    <style:style style:name="T196" style:family="text">
      <style:text-properties officeooo:rsid="00c3012e"/>
    </style:style>
    <style:style style:name="T197" style:family="text">
      <style:text-properties officeooo:rsid="00c41bfd"/>
    </style:style>
    <style:style style:name="T198" style:family="text">
      <style:text-properties officeooo:rsid="00c60295"/>
    </style:style>
    <style:style style:name="T199" style:family="text">
      <style:text-properties officeooo:rsid="00c6e0dc"/>
    </style:style>
    <style:style style:name="T200" style:family="text">
      <style:text-properties officeooo:rsid="00cf6473"/>
    </style:style>
    <style:style style:name="T201" style:family="text">
      <style:text-properties officeooo:rsid="00cff07b"/>
    </style:style>
    <style:style style:name="T202" style:family="text">
      <style:text-properties officeooo:rsid="00e1269a"/>
    </style:style>
    <style:style style:name="T203" style:family="text">
      <style:text-properties officeooo:rsid="00e38840"/>
    </style:style>
    <style:style style:name="T204" style:family="text">
      <style:text-properties officeooo:rsid="00e85ca8"/>
    </style:style>
    <style:style style:name="T205" style:family="text">
      <style:text-properties officeooo:rsid="00eef108"/>
    </style:style>
    <style:style style:name="T206" style:family="text">
      <style:text-properties officeooo:rsid="00f07509"/>
    </style:style>
    <style:style style:name="T207" style:family="text">
      <style:text-properties style:font-name="Ariel" fo:font-size="14pt" officeooo:rsid="00c8fd16" style:font-size-asian="14pt" style:font-size-complex="14pt"/>
    </style:style>
    <style:style style:name="T208" style:family="text">
      <style:text-properties officeooo:rsid="00f920ab"/>
    </style:style>
    <style:style style:name="T209" style:family="text">
      <style:text-properties officeooo:rsid="00f9c737"/>
    </style:style>
    <style:style style:name="T210" style:family="text">
      <style:text-properties style:font-name="Arial" officeooo:rsid="01040426"/>
    </style:style>
    <style:style style:name="T211" style:family="text">
      <style:text-properties officeooo:rsid="0108e407"/>
    </style:style>
    <style:style style:name="T212" style:family="text">
      <style:text-properties officeooo:rsid="01093659"/>
    </style:style>
    <style:style style:name="T213" style:family="text">
      <style:text-properties officeooo:rsid="010dadc4"/>
    </style:style>
    <style:style style:name="T214" style:family="text">
      <style:text-properties officeooo:rsid="0111d154"/>
    </style:style>
    <style:style style:name="T215" style:family="text">
      <style:text-properties officeooo:rsid="0114f620"/>
    </style:style>
    <style:style style:name="T216" style:family="text">
      <style:text-properties style:font-name="Consolas" fo:font-style="normal" officeooo:rsid="00443cdc" style:font-style-asian="normal" style:font-style-complex="normal"/>
    </style:style>
    <style:style style:name="T217" style:family="text">
      <style:text-properties style:font-name="Consolas" fo:font-style="normal" officeooo:rsid="005b1520" style:font-style-asian="normal" style:font-style-complex="normal"/>
    </style:style>
    <style:style style:name="T218" style:family="text">
      <style:text-properties style:font-name="Consolas" fo:font-style="normal" officeooo:rsid="01154814" style:font-style-asian="normal" style:font-style-complex="normal"/>
    </style:style>
    <style:style style:name="T219" style:family="text">
      <style:text-properties style:font-name="Consolas" fo:font-size="10pt" fo:font-style="normal" officeooo:rsid="011851f0" style:font-size-asian="10pt" style:font-style-asian="normal" style:font-size-complex="10pt" style:font-style-complex="normal"/>
    </style:style>
    <style:style style:name="T220" style:family="text">
      <style:text-properties style:font-name="Consolas" fo:font-size="12pt" fo:font-style="normal" officeooo:rsid="011851f0" style:font-size-asian="12pt" style:font-style-asian="normal" style:font-size-complex="12pt"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9">Table of Contents</text:p>
          </text:index-title>
          <text:p text:style-name="P55"><text:a xlink:type="simple" xlink:href="#__RefHeading__618_539951246" text:style-name="Index_20_Link" text:visited-style-name="Index_20_Link">1Reference<text:tab/>2</text:a></text:p>
          <text:p text:style-name="P56"><text:a xlink:type="simple" xlink:href="#__RefHeading__620_539951246" text:style-name="Index_20_Link" text:visited-style-name="Index_20_Link">1.1Macros<text:tab/>2</text:a></text:p>
          <text:p text:style-name="P57"><text:a xlink:type="simple" xlink:href="#__RefHeading__670_539951246" text:style-name="Index_20_Link" text:visited-style-name="Index_20_Link">1.1.1WG_LCLFUNCTION(name, ...)<text:tab/>2</text:a></text:p>
          <text:p text:style-name="P57"><text:a xlink:type="simple" xlink:href="#__RefHeading__672_539951246" text:style-name="Index_20_Link" text:visited-style-name="Index_20_Link">WG_LCLFUNCTION_TPL(name, ...)<text:tab/>2</text:a></text:p>
          <text:p text:style-name="P57"><text:a xlink:type="simple" xlink:href="#__RefHeading__626_539951246" text:style-name="Index_20_Link" text:visited-style-name="Index_20_Link">WG_LCLFUNCTION_END<text:tab/>2</text:a></text:p>
          <text:p text:style-name="P57"><text:a xlink:type="simple" xlink:href="#__RefHeading__628_539951246" text:style-name="Index_20_Link" text:visited-style-name="Index_20_Link">1.1.2WG_LCLFUNCTION_TYPE(name)<text:tab/>2</text:a></text:p>
          <text:p text:style-name="P57"><text:a xlink:type="simple" xlink:href="#__RefHeading__658_539951246" text:style-name="Index_20_Link" text:visited-style-name="Index_20_Link">1.1.3WG_PP_LCLFUNCTION_CONFIG_PARAMS_MAX_ARITY<text:tab/>2</text:a></text:p>
          <text:p text:style-name="P57"><text:a xlink:type="simple" xlink:href="#__RefHeading__3396_514162716" text:style-name="Index_20_Link" text:visited-style-name="Index_20_Link">1.1.4WG_LCLFUNCTION_TYPEOF(function_variable_name) <text:tab/>2</text:a></text:p>
          <text:p text:style-name="P56"><text:a xlink:type="simple" xlink:href="#__RefHeading__634_539951246" text:style-name="Index_20_Link" text:visited-style-name="Index_20_Link">1.2Function Variables<text:tab/>2</text:a></text:p>
          <text:p text:style-name="P57"><text:a xlink:type="simple" xlink:href="#__RefHeading__636_539951246" text:style-name="Index_20_Link" text:visited-style-name="Index_20_Link">1.2.1Bound Function Variables<text:tab/>3</text:a></text:p>
          <text:p text:style-name="P58"><text:a xlink:type="simple" xlink:href="#__RefHeading__1450_695783189" text:style-name="Index_20_Link" text:visited-style-name="Index_20_Link">1.2.1.1this_<text:tab/>3</text:a></text:p>
          <text:p text:style-name="P57"><text:a xlink:type="simple" xlink:href="#__RefHeading__638_539951246" text:style-name="Index_20_Link" text:visited-style-name="Index_20_Link">1.2.2Set Function Variables<text:tab/>3</text:a></text:p>
          <text:p text:style-name="P57"><text:a xlink:type="simple" xlink:href="#__RefHeading__1420_695783189" text:style-name="Index_20_Link" text:visited-style-name="Index_20_Link">1.2.3Explicit vs Implicit Types<text:tab/>3</text:a></text:p>
          <text:p text:style-name="P58"><text:a xlink:type="simple" xlink:href="#__RefHeading__1422_695783189" text:style-name="Index_20_Link" text:visited-style-name="Index_20_Link">1.2.3.1Explicit Type Specification Syntax<text:tab/>3</text:a></text:p>
          <text:p text:style-name="P58"><text:a xlink:type="simple" xlink:href="#__RefHeading__1424_695783189" text:style-name="Index_20_Link" text:visited-style-name="Index_20_Link">1.2.3.2Implicit Type Specification Syntax<text:tab/>3</text:a></text:p>
          <text:p text:style-name="P56"><text:a xlink:type="simple" xlink:href="#__RefHeading__1654_539951246" text:style-name="Index_20_Link" text:visited-style-name="Index_20_Link">1.3Standard Type Names and Constants<text:tab/>3</text:a></text:p>
          <text:p text:style-name="P57"><text:a xlink:type="simple" xlink:href="#__RefHeading__1426_695783189" text:style-name="Index_20_Link" text:visited-style-name="Index_20_Link">1.3.1Local Function Type Name<text:tab/>3</text:a></text:p>
          <text:p text:style-name="P57"><text:a xlink:type="simple" xlink:href="#__RefHeading__1428_695783189" text:style-name="Index_20_Link" text:visited-style-name="Index_20_Link">1.3.2Local Function Signature Typedefs and Constants<text:tab/>4</text:a></text:p>
          <text:p text:style-name="P56"><text:a xlink:type="simple" xlink:href="#__RefHeading__1430_695783189" text:style-name="Index_20_Link" text:visited-style-name="Index_20_Link">1.4Interactions with Boost.Function<text:tab/>4</text:a></text:p>
          <text:p text:style-name="P56"><text:a xlink:type="simple" xlink:href="#__RefHeading__1432_695783189" text:style-name="Index_20_Link" text:visited-style-name="Index_20_Link">1.5Interactions with other LclFunctions<text:tab/>4</text:a></text:p>
          <text:p text:style-name="P57"><text:a xlink:type="simple" xlink:href="#__RefHeading__1434_695783189" text:style-name="Index_20_Link" text:visited-style-name="Index_20_Link">1.5.1As Function Variables and Function Parameter Arguments<text:tab/>4</text:a></text:p>
          <text:p text:style-name="P57"><text:a xlink:type="simple" xlink:href="#__RefHeading__1436_695783189" text:style-name="Index_20_Link" text:visited-style-name="Index_20_Link">1.5.2Nesting<text:tab/>4</text:a></text:p>
          <text:p text:style-name="P57"><text:a xlink:type="simple" xlink:href="#__RefHeading__1438_695783189" text:style-name="Index_20_Link" text:visited-style-name="Index_20_Link">1.5.3Same Line Declarations<text:tab/>4</text:a></text:p>
          <text:p text:style-name="P55"><text:a xlink:type="simple" xlink:href="#__RefHeading__1760_539951246" text:style-name="Index_20_Link" text:visited-style-name="Index_20_Link">2Limitations<text:tab/>5</text:a></text:p>
          <text:p text:style-name="P56"><text:a xlink:type="simple" xlink:href="#__RefHeading__1762_539951246" text:style-name="Index_20_Link" text:visited-style-name="Index_20_Link">2.1C++03 Limitations<text:tab/>5</text:a></text:p>
          <text:p text:style-name="P57"><text:a xlink:type="simple" xlink:href="#__RefHeading__1764_539951246" text:style-name="Index_20_Link" text:visited-style-name="Index_20_Link">2.1.1Library Boundaries<text:tab/>5</text:a></text:p>
          <text:p text:style-name="P57"><text:a xlink:type="simple" xlink:href="#__RefHeading__1448_695783189" text:style-name="Index_20_Link" text:visited-style-name="Index_20_Link">2.1.2Set-To Expressions<text:tab/>5</text:a></text:p>
          <text:p text:style-name="P56"><text:a xlink:type="simple" xlink:href="#__RefHeading__1766_539951246" text:style-name="Index_20_Link" text:visited-style-name="Index_20_Link">2.2General Limitations<text:tab/>5</text:a></text:p>
          <text:p text:style-name="P57"><text:a xlink:type="simple" xlink:href="#__RefHeading__1768_539951246" text:style-name="Index_20_Link" text:visited-style-name="Index_20_Link">2.2.1Macro Parameters Containing Commas<text:tab/>5</text:a></text:p>
          <text:p text:style-name="P57"><text:a xlink:type="simple" xlink:href="#__RefHeading__1440_695783189" text:style-name="Index_20_Link" text:visited-style-name="Index_20_Link">2.2.2Local Function Variables<text:tab/>5</text:a></text:p>
          <text:p text:style-name="P57"><text:a xlink:type="simple" xlink:href="#__RefHeading__1770_539951246" text:style-name="Index_20_Link" text:visited-style-name="Index_20_Link">2.2.3Local Function Definitions<text:tab/>5</text:a></text:p>
          <text:p text:style-name="P55"><text:a xlink:type="simple" xlink:href="#__RefHeading__1772_539951246" text:style-name="Index_20_Link" text:visited-style-name="Index_20_Link">3Grammar<text:tab/>5</text:a></text:p>
          <text:p text:style-name="P56"><text:a xlink:type="simple" xlink:href="#__RefHeading__1774_539951246" text:style-name="Index_20_Link" text:visited-style-name="Index_20_Link">3.1Special Symbols<text:tab/>5</text:a></text:p>
          <text:p text:style-name="P56"><text:a xlink:type="simple" xlink:href="#__RefHeading__1776_539951246" text:style-name="Index_20_Link" text:visited-style-name="Index_20_Link">3.2EBNF<text:tab/>6</text:a></text:p>
          <text:p text:style-name="P55"><text:a xlink:type="simple" xlink:href="#__RefHeading__1778_539951246" text:style-name="Index_20_Link" text:visited-style-name="Index_20_Link">4Design Rationale<text:tab/>7</text:a></text:p>
          <text:p text:style-name="P56"><text:a xlink:type="simple" xlink:href="#__RefHeading__1780_539951246" text:style-name="Index_20_Link" text:visited-style-name="Index_20_Link">4.1Preprocessor Limitations<text:tab/>7</text:a></text:p>
          <text:p text:style-name="P57"><text:a xlink:type="simple" xlink:href="#__RefHeading__1782_539951246" text:style-name="Index_20_Link" text:visited-style-name="Index_20_Link">4.1.1Multi-Input User Specification<text:tab/>7</text:a></text:p>
          <text:p text:style-name="P56"><text:a xlink:type="simple" xlink:href="#__RefHeading__1784_539951246" text:style-name="Index_20_Link" text:visited-style-name="Index_20_Link">4.2params Named Parameter Specification Format<text:tab/>7</text:a></text:p>
          <text:p text:style-name="P56"><text:a xlink:type="simple" xlink:href="#__RefHeading__1786_539951246" text:style-name="Index_20_Link" text:visited-style-name="Index_20_Link">4.3Forwarding Strategies of params Arguments<text:tab/>7</text:a></text:p>
          <text:p text:style-name="P57"><text:a xlink:type="simple" xlink:href="#__RefHeading__1788_539951246" text:style-name="Index_20_Link" text:visited-style-name="Index_20_Link">4.3.1Current Forwarding Strategy<text:tab/>8</text:a></text:p>
          <text:p text:style-name="P57"><text:a xlink:type="simple" xlink:href="#__RefHeading__1790_539951246" text:style-name="Index_20_Link" text:visited-style-name="Index_20_Link">4.3.2Alternative Forwarding Strategy with Alternative param-tuple Syntax<text:tab/>8</text:a></text:p>
          <text:p text:style-name="P56"><text:a xlink:type="simple" xlink:href="#__RefHeading__1452_695783189" text:style-name="Index_20_Link" text:visited-style-name="Index_20_Link">4.4this_ const Qualified Bound Function Variables<text:tab/>9</text:a></text:p>
          <text:p text:style-name="P55"><text:a xlink:type="simple" xlink:href="#__RefHeading__1442_695783189" text:style-name="Index_20_Link" text:visited-style-name="Index_20_Link">5Future Features<text:tab/>9</text:a></text:p>
          <text:p text:style-name="P56"><text:a xlink:type="simple" xlink:href="#__RefHeading__1446_695783189" text:style-name="Index_20_Link" text:visited-style-name="Index_20_Link">5.1make_ref/make_cref<text:tab/>9</text:a></text:p>
          <text:p text:style-name="P56"><text:a xlink:type="simple" xlink:href="#__RefHeading__3633_514162716" text:style-name="Index_20_Link" text:visited-style-name="Index_20_Link">5.2Auto Assign Syntax<text:tab/>9</text:a></text:p>
        </text:index-body>
      </text:table-of-content>
      <text:p text:style-name="P51"/>
      <text:h text:style-name="P94" text:outline-level="1"><text:bookmark-start text:name="__RefHeading__618_539951246"/><text:soft-page-break/>Reference<text:bookmark-end text:name="__RefHeading__618_539951246"/></text:h>
      <text:h text:style-name="P82" text:outline-level="2"><text:bookmark-start text:name="__RefHeading__620_539951246"/>Macros<text:bookmark-end text:name="__RefHeading__620_539951246"/></text:h>
      <text:h text:style-name="P60"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60"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P77" text:outline-level="3" text:is-list-header="true"><text:bookmark-start text:name="__RefHeading__626_539951246"/>WG_LCLFUNCTION_END<text:bookmark-end text:name="__RefHeading__626_539951246"/></text:h>
      <text:list xml:id="list75171800691123779" text:style-name="L1">
        <text:list-item>
          <text:list>
            <text:list-item>
              <text:list>
                <text:list-header>
                  <text:p text:style-name="P124"><text:span text:style-name="T82">These macros start and end local function definition</text:span><text:span text:style-name="T83">s and, </text:span><text:span text:style-name="T84">as such</text:span><text:span text:style-name="T82">, must be used within a declarative context.</text:span><text:span text:style-name="T83"> </text:span><text:span text:style-name="T96">Their syntax is defined </text:span><text:a xlink:type="simple" xlink:href="#3.Grammar|outline"><text:span text:style-name="T95">here</text:span></text:a><text:span text:style-name="T96">. </text:span><text:span text:style-name="T59">WG_LCLFUNCTION</text:span><text:span text:style-name="T61"> </text:span><text:span text:style-name="T83">is for use in non-template functions and </text:span><text:span text:style-name="T59">WG_LCLFUNCTION</text:span><text:span text:style-name="T60">_TPL</text:span><text:span text:style-name="T61"> </text:span><text:span text:style-name="T83">is for use in template functions</text:span><text:span text:style-name="T97">; and both a</text:span><text:span text:style-name="T85">ccept the following named parameters:</text:span></text:p>
                </text:list-header>
              </text:list>
            </text:list-item>
          </text:list>
        </text:list-item>
        <text:list-item>
          <text:p text:style-name="P100"><text:span text:style-name="T169">return</text:span> </text:p>
          <text:p text:style-name="P106"><text:span text:style-name="T85">Used to specify the return </text:span><text:span text:style-name="T88">type</text:span><text:span text:style-name="T85"> of the local function.</text:span><text:span text:style-name="T86"> If not used, the return type defaults to void.</text:span></text:p>
        </text:list-item>
        <text:list-item>
          <text:p text:style-name="P109">params</text:p>
          <text:p text:style-name="P106"><text:span text:style-name="T85">Used to specify the signature of the local function.</text:span><text:span text:style-name="T87"> If not used, the signature defaults to void.</text:span></text:p>
          <text:p text:style-name="P107"><text:span text:style-name="T93">The number of arguments </text:span><text:span text:style-name="T95">for this named parameter </text:span><text:span text:style-name="T93">is limited </text:span><text:span text:style-name="T94">by </text:span><text:a xlink:type="simple" xlink:href="#1.1.3.WG_PP_LCLFUNCTION_CONFIG_PARAMS_MAX_ARITY|outline"><text:span text:style-name="T144">WG_PP_LCLFUNCTION_CONFIG_PARAMS_MAX_ARITY</text:span></text:a><text:span text:style-name="T94">.</text:span></text:p>
        </text:list-item>
        <text:list-item>
          <text:p text:style-name="P109">varbind</text:p>
          <text:p text:style-name="P108"><text:span text:style-name="T85">Used to </text:span><text:span text:style-name="T89">bind function variables </text:span><text:span text:style-name="T90">with </text:span><text:span text:style-name="T89">variables of the </text:span><text:span text:style-name="T91">same name in </text:span><text:span text:style-name="T89">enclosing scopes.</text:span><text:span text:style-name="T91"> </text:span><text:span text:style-name="T92">For more information see </text:span><text:a xlink:type="simple" xlink:href="#1.2.1.Bound Function Variables|outline"><text:span text:style-name="T113">Bound Function Variables</text:span></text:a><text:span text:style-name="T92">.</text:span></text:p>
        </text:list-item>
        <text:list-item>
          <text:p text:style-name="P110">varset</text:p>
          <text:p text:style-name="P101">Used to set function variables with user declared expressions. For more information see <text:a xlink:type="simple" xlink:href="#1.2.2.Set Function Variables|outline"><text:span text:style-name="T204">Set Function Variables</text:span></text:a>.</text:p>
        </text:list-item>
      </text:list>
      <text:h text:style-name="P61" text:outline-level="3"><text:bookmark-start text:name="__RefHeading__628_539951246"/><text:span text:style-name="T216">WG_LCLFUNCTION</text:span><text:span text:style-name="T217">_TYPE</text:span><text:span text:style-name="T218">NAME</text:span><text:span text:style-name="T66">(</text:span><text:span text:style-name="T67">name</text:span><text:span text:style-name="T70">)</text:span><text:bookmark-end text:name="__RefHeading__628_539951246"/></text:h>
      <text:p text:style-name="P11"><text:span text:style-name="T130">Expands to the implementation defined type name of the local function named </text:span><text:span text:style-name="T145">name</text:span><text:span text:style-name="T131"> without invoking </text:span><text:span text:style-name="T219">BOOST_TYPEOF</text:span><text:span text:style-name="T131">, as a result, top-level qualifiers like const and reference are preserved.</text:span></text:p>
      <text:h text:style-name="P62"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5">A user configurable object macro that controls the maximum number of arguments that may be specified for the named parameter </text:span><text:span text:style-name="T146">params</text:span><text:span text:style-name="T185">. If set, then it must expand to a non-negative integer, else it defaults to the number 15.</text:span></text:p>
      <text:p text:style-name="P5"><text:span text:style-name="T185">The maximum number of arguments which </text:span><text:span text:style-name="T146">params</text:span><text:span text:style-name="T103"> can handle is equal to:</text:span></text:p>
      <text:p text:style-name="P50"><text:span text:style-name="T135"><text:tab/></text:span><text:span text:style-name="T134">min(</text:span><text:span text:style-name="T138"> </text:span><text:span text:style-name="T62">WG_PP_LCLFUNCTION_</text:span><text:span text:style-name="T63">CONFIG_</text:span><text:span text:style-name="T62">PARAMS_MAX_ARITY</text:span><text:span text:style-name="T64">, BOOST_PP_LIMIT_REPEAT )</text:span></text:p>
      <text:h text:style-name="P65" text:outline-level="3"><text:bookmark-start text:name="__RefHeading__3396_514162716"/><text:span text:style-name="T180">WG_LCLFUNCTION_</text:span><text:span text:style-name="T181">VAR_</text:span><text:span text:style-name="T180">TYPEOF(function_variable_name)</text:span><text:span text:style-name="T210">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65">BOOST_TYPEOF</text:span><text:span text:style-name="T167">,</text:span><text:span text:style-name="T38"> expands to the typename of the user-specified function variable </text:span><text:span text:style-name="T165">function_variable_name</text:span><text:span text:style-name="T38">.</text:span></text:p>
      <text:p text:style-name="P10"><text:span text:style-name="T39">NOTE: unlike </text:span><text:span text:style-name="T166">BOOST_TYPEOF</text:span><text:span text:style-name="T39">, this macro does not strip any top level qualifiers</text:span><text:span text:style-name="T40"> like const or reference</text:span><text:span text:style-name="T39">.</text:span></text:p>
      <text:h text:style-name="P83" text:outline-level="2"><text:bookmark-start text:name="__RefHeading__634_539951246"/><text:soft-page-break/>Function Variables<text:bookmark-end text:name="__RefHeading__634_539951246"/></text:h>
      <text:p text:style-name="P12"><text:span text:style-name="T98">Function variables are </text:span><text:span text:style-name="T100">variables that are associated </text:span><text:span text:style-name="T98">with </text:span><text:span text:style-name="T105">each</text:span><text:span text:style-name="T98"> local function.</text:span><text:span text:style-name="T100"> They can be accessed </text:span><text:span text:style-name="T100">directly from within the local function body and preserve their state across multiple calls to the same local function instance.</text:span><text:span text:style-name="T98"> There are two types of function variables</text:span><text:span text:style-name="T99">: bound and set, and each </text:span><text:span text:style-name="T104">are</text:span><text:span text:style-name="T99"> described below</text:span><text:span text:style-name="T100">.</text:span></text:p>
      <text:p text:style-name="Text_20_body"><text:span text:style-name="T101">Note: Function variables </text:span>are not necessarily implemented as member variables of a function instance. It is an implementation detail what form they take. <text:span text:style-name="T182">T</text:span>hat's why they're specified with <text:span text:style-name="T139">var</text:span> <text:span text:style-name="T183">prefixed</text:span><text:span text:style-name="T186"> </text:span><text:span text:style-name="T183">names </text:span><text:span text:style-name="T183">and not </text:span><text:span text:style-name="T139">mem</text:span><text:span text:style-name="T102"> prefixed</text:span> <text:span text:style-name="T183">names</text:span><text:span text:style-name="T54">.</text:span></text:p>
      <text:p text:style-name="P6"><text:span text:style-name="T194">Note: It is the user's responsibility to ensure that at the time of a local function invocation all its function variables are valid. (See </text:span><text:a xlink:type="simple" xlink:href="#2.2.2.Local Function Variables|outline"><text:span text:style-name="T195">limitations</text:span></text:a><text:span text:style-name="T194"> for more information.)</text:span></text:p>
      <text:h text:style-name="P66"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41">varbind</text:span><text:span text:style-name="T8">. They are so named because their values are bound to variables of the same name from the enclosing scope(s).</text:span></text:p>
      <text:h text:style-name="P78" text:outline-level="4"><text:bookmark-start text:name="__RefHeading__1450_695783189"/>this_<text:bookmark-end text:name="__RefHeading__1450_695783189"/></text:h>
      <text:p text:style-name="P8"><text:span text:style-name="T44">Bound variables named </text:span><text:span text:style-name="T136">this_</text:span><text:span text:style-name="T44"> are implicitly bound to </text:span><text:span text:style-name="T136">this</text:span><text:span text:style-name="T44"> keyword, this is in keeping with existing BOOST conventions.</text:span><text:span text:style-name="T45"> If implicitly typed and explicitly qualified </text:span><text:span text:style-name="T137">const</text:span><text:span text:style-name="T45"> then the constness will apply to the pointed-to-type and not the type of </text:span><text:span text:style-name="T137">this_</text:span><text:span text:style-name="T45"> (see </text:span><text:a xlink:type="simple" xlink:href="#4.4.this_ const Qualified Bound Function Variables|outline"><text:span text:style-name="T46">Rationale</text:span></text:a><text:span text:style-name="T45">).</text:span></text:p>
      <text:h text:style-name="P66" text:outline-level="3"><text:bookmark-start text:name="__RefHeading__638_539951246"/>Set Function Variables<text:bookmark-end text:name="__RefHeading__638_539951246"/></text:h>
      <text:p text:style-name="P37"><text:span text:style-name="T9">Set function variables are specified using the named parameter </text:span><text:span text:style-name="T142">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47">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67" text:outline-level="3"><text:bookmark-start text:name="__RefHeading__1420_695783189"/>Explicit vs Implicit Types<text:bookmark-end text:name="__RefHeading__1420_695783189"/></text:h>
      <text:p text:style-name="P38"><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6">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57">BOOST_TYPEOF</text:span></text:a><text:span text:style-name="T25">).</text:span></text:p>
      <text:h text:style-name="P79" text:outline-level="4"><text:bookmark-start text:name="__RefHeading__1422_695783189"/>Explicit Type Specification Syntax<text:bookmark-end text:name="__RefHeading__1422_695783189"/></text:h>
      <text:p text:style-name="P39"><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58">type(</text:span><text:span text:style-name="T176">type-specifier</text:span><text:span text:style-name="T158">)</text:span><text:span text:style-name="T26">, where </text:span><text:span text:style-name="T176">type-specifier</text:span><text:span text:style-name="T26"> is defined in the C++ standard</text:span><text:span text:style-name="T29"> and the actual type of the associated function variable must be implicitly convertible to it</text:span><text:span text:style-name="T26">.</text:span></text:p>
      <text:h text:style-name="P80" text:outline-level="4"><text:bookmark-start text:name="__RefHeading__1424_695783189"/>Implicit Type Specification Syntax<text:bookmark-end text:name="__RefHeading__1424_695783189"/></text:h>
      <text:p text:style-name="P40"><text:span text:style-name="T27">Function variables that are not explicitly typed are implicitly typed. Their declaration may be preceded by the keyword combinations </text:span><text:span text:style-name="T159">const</text:span><text:span text:style-name="T27">, </text:span><text:span text:style-name="T159">ref</text:span><text:span text:style-name="T27">, or </text:span><text:span text:style-name="T159">const ref</text:span><text:span text:style-name="T27">, indicating how their deduced types should be top-most qualified.</text:span><text:span text:style-name="T28"> Hence, an implicitly typed function variable shall not be named "ref".</text:span></text:p>
      <text:h text:style-name="P91" text:outline-level="2"><text:bookmark-start text:name="__RefHeading__1654_539951246"/><text:soft-page-break/><text:span text:style-name="T187">Standard Type </text:span><text:span text:style-name="T188">N</text:span><text:span text:style-name="T187">ames</text:span><text:span text:style-name="T193"> and Constants</text:span><text:bookmark-end text:name="__RefHeading__1654_539951246"/></text:h>
      <text:h text:style-name="P68" text:outline-level="3"><text:bookmark-start text:name="__RefHeading__1426_695783189"/>Local Function Type Name<text:bookmark-end text:name="__RefHeading__1426_695783189"/></text:h>
      <text:p text:style-name="P33"><text:span text:style-name="T20">T</text:span><text:span text:style-name="T19">he type of any local function object may be obtained from </text:span><text:a xlink:type="simple" xlink:href="#1.1.2.WG_LCLFUNCTION_TYPE(name)|outline"><text:span text:style-name="T155">WG_LCLFUNCTION_TYP</text:span></text:a><text:a xlink:type="simple" xlink:href="#1.1.2.WG_LCLFUNCTION_TYPE(name)|outline"><text:span text:style-name="T168">ENAME</text:span></text:a><text:span text:style-name="T19">.</text:span></text:p>
      <text:h text:style-name="P68" text:outline-level="3"><text:bookmark-start text:name="__RefHeading__1428_695783189"/>Local Function <text:span text:style-name="T211">Signature </text:span>Typedefs and Constants<text:bookmark-end text:name="__RefHeading__1428_695783189"/></text:h>
      <text:p text:style-name="P24"><text:span text:style-name="T106">Each local function defines the following typedefs</text:span><text:span text:style-name="T110"> and constants</text:span><text:span text:style-name="T106">:</text:span></text:p>
      <text:list xml:id="list6886363517380843013" text:style-name="L2">
        <text:list-item>
          <text:p text:style-name="P111">function_type</text:p>
        </text:list-item>
        <text:list-item>
          <text:p text:style-name="P112"><text:span text:style-name="T212">&lt;some-constant-integral-type&gt;</text:span> arity</text:p>
        </text:list-item>
        <text:list-item>
          <text:p text:style-name="P113">result_type</text:p>
        </text:list-item>
        <text:list-item>
          <text:p text:style-name="P114">arg1_type</text:p>
        </text:list-item>
        <text:list-item>
          <text:p text:style-name="P114">...</text:p>
        </text:list-item>
        <text:list-item>
          <text:p text:style-name="P114">argN_type</text:p>
        </text:list-item>
      </text:list>
      <text:p text:style-name="P7"><text:span text:style-name="T174">function_type</text:span><text:span text:style-name="T208"> is an alias for </text:span><text:span text:style-name="T106">the local function's </text:span><text:span text:style-name="T209">user </text:span><text:span text:style-name="T106">specified signature and return type. </text:span></text:p>
      <text:p text:style-name="P43"><text:span text:style-name="T140">result_type</text:span><text:span text:style-name="T16"> is an alias for the return type of </text:span><text:span text:style-name="T161">function_type</text:span><text:span text:style-name="T34">.</text:span></text:p>
      <text:p text:style-name="P44"><text:span text:style-name="T140">argM_type</text:span><text:span text:style-name="T16"> is an alias for the M</text:span><text:span text:style-name="T189">th</text:span><text:span text:style-name="T190"> element of</text:span><text:span text:style-name="T16"> </text:span><text:span text:style-name="T140">boost::function_type::parameter_type&lt;</text:span><text:span text:style-name="T161">function_type</text:span><text:span text:style-name="T140">&gt;</text:span><text:span text:style-name="T16">.</text:span><text:span text:style-name="T17"> </text:span></text:p>
      <text:p text:style-name="P45"><text:span text:style-name="T35">Except for </text:span><text:span text:style-name="T161">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54">boost::function_traits</text:span><text:span text:style-name="T17"> in </text:span><text:a xlink:type="simple" xlink:href="http://www.boost.org/libs/type_traits"><text:span text:style-name="T18">Boost.TypeTraits</text:span></text:a><text:span text:style-name="T17"> library.</text:span></text:p>
      <text:p text:style-name="P34"><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93" text:outline-level="2"><text:bookmark-start text:name="__RefHeading__1430_695783189"/><text:span text:style-name="T196">Interactions </text:span><text:span text:style-name="T199">w</text:span><text:span text:style-name="T196">ith</text:span><text:span text:style-name="T198"> </text:span><text:span text:style-name="T196">Boost.Function</text:span><text:bookmark-end text:name="__RefHeading__1430_695783189"/></text:h>
      <text:p text:style-name="P35"><text:span text:style-name="T23">Local functions may be assigned to </text:span><text:a xlink:type="simple" xlink:href="http://www.boost.org/libs/function"><text:span text:style-name="T23">Boost.Function</text:span></text:a><text:span text:style-name="T197">'s </text:span><text:span text:style-name="T172">boost::function</text:span><text:span text:style-name="T197">, and, respecting all the usual </text:span><text:a xlink:type="simple" xlink:href="#2.2.2.Local Function Variables|outline"><text:span text:style-name="T197">caveats</text:span></text:a><text:span text:style-name="T197">, returned from their scope of definition.</text:span></text:p>
      <text:p text:style-name="P36"><text:span text:style-name="T200">Note: the const qualification of a </text:span><text:span text:style-name="T172">boost::function</text:span><text:span text:style-name="T200"> wrapped local function will not affect how </text:span><text:span text:style-name="T201">the</text:span><text:span text:style-name="T200"> local function is called, it only affects whether the </text:span><text:span text:style-name="T172">boost::function</text:span><text:span text:style-name="T200"> object can be mutated or not.</text:span></text:p>
      <text:h text:style-name="P84" text:outline-level="2"><text:bookmark-start text:name="__RefHeading__1432_695783189"/>Interactions with other LclFunctions<text:bookmark-end text:name="__RefHeading__1432_695783189"/></text:h>
      <text:h text:style-name="P69" text:outline-level="3"><text:bookmark-start text:name="__RefHeading__1434_695783189"/>As Function Variables and Function Parameter Arguments<text:bookmark-end text:name="__RefHeading__1434_695783189"/></text:h>
      <text:p text:style-name="P19">Because local functions have non-local types, they may be used as arguments to local function variables and local function parameters.</text:p>
      <text:h text:style-name="P69" text:outline-level="3"><text:bookmark-start text:name="__RefHeading__1436_695783189"/>Nesting<text:bookmark-end text:name="__RefHeading__1436_695783189"/></text:h>
      <text:p text:style-name="P19">Local functions may be nested within one another and may even reuse the same name, with the inner most scope name overriding all others.</text:p>
      <text:h text:style-name="P72" text:outline-level="3"><text:bookmark-start text:name="__RefHeading__1438_695783189"/>Same Line Declarations<text:bookmark-end text:name="__RefHeading__1438_695783189"/></text:h>
      <text:p text:style-name="P22">Multiple local functions may be declared on the same line, for example, as part of a larger macro definition.</text:p>
      <text:h text:style-name="P95" text:outline-level="1"><text:bookmark-start text:name="__RefHeading__1760_539951246"/><text:soft-page-break/>Limitations<text:bookmark-end text:name="__RefHeading__1760_539951246"/></text:h>
      <text:h text:style-name="P85" text:outline-level="2"><text:bookmark-start text:name="__RefHeading__1762_539951246"/>C++03 Limitations<text:bookmark-end text:name="__RefHeading__1762_539951246"/></text:h>
      <text:h text:style-name="P73" text:outline-level="3"><text:bookmark-start text:name="__RefHeading__1764_539951246"/>Library Boundaries<text:bookmark-end text:name="__RefHeading__1764_539951246"/></text:h>
      <text:p text:style-name="P21">Local functions may not be usable across library boundaries because their user-provided definitions are ultimately implemented using local types, and in C++03 local types lack linkage. Hence, their symbols may not have been exported.</text:p>
      <text:h text:style-name="P76" text:outline-level="3"><text:bookmark-start text:name="__RefHeading__1448_695783189"/>Set-To Expressions<text:bookmark-end text:name="__RefHeading__1448_695783189"/></text:h>
      <text:p text:style-name="P41"><text:span text:style-name="T52">In C++03 the set-to expressions of a set function variable shall not be array initializer. This is because </text:span><text:span text:style-name="T52">array initializers may not be used as parameter arguments in C++03. This restriction may be relaxed but the work around was deemed not worth the effort, especially given the existence of better alternative data types such as </text:span><text:span text:style-name="T173">std::vector</text:span><text:span text:style-name="T52"> and </text:span><text:span text:style-name="T173">boost::array</text:span><text:span text:style-name="T52">.</text:span></text:p>
      <text:h text:style-name="P92" text:outline-level="2"><text:bookmark-start text:name="__RefHeading__1766_539951246"/>General Limitations<text:bookmark-end text:name="__RefHeading__1766_539951246"/></text:h>
      <text:h text:style-name="P70"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74" text:outline-level="3"><text:bookmark-start text:name="__RefHeading__1440_695783189"/>Local Function Variables<text:bookmark-end text:name="__RefHeading__1440_695783189"/></text:h>
      <text:p text:style-name="P32"><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75" text:outline-level="3"><text:bookmark-start text:name="__RefHeading__1770_539951246"/><text:span text:style-name="T184">Local </text:span><text:span text:style-name="T129">Function</text:span><text:span text:style-name="T184"> Definitions</text:span><text:bookmark-end text:name="__RefHeading__1770_539951246"/></text:h>
      <text:p text:style-name="P21">Local functions are ultimately implemented using local class functions, hence any limitations imposed by the language on the latter will also carry over to the former.</text:p>
      <text:h text:style-name="P97" text:outline-level="1"><text:bookmark-start text:name="__RefHeading__1772_539951246"/>Grammar<text:bookmark-end text:name="__RefHeading__1772_539951246"/></text:h>
      <text:h text:style-name="P81" text:outline-level="2"><text:bookmark-start text:name="__RefHeading__1774_539951246"/><text:span text:style-name="T127">S</text:span><text:span text:style-name="T126">pecial </text:span><text:span text:style-name="T127">S</text:span><text:span text:style-name="T126">ymbol</text:span><text:span text:style-name="T128">s</text:span><text:bookmark-end text:name="__RefHeading__1774_539951246"/></text:h>
      <text:list xml:id="list5324910256119078116" text:style-name="L3">
        <text:list-item>
          <text:p text:style-name="P102">[...]</text:p>
          <text:p text:style-name="P102">Items enclosed in square brackets denote optional grammar entries.</text:p>
        </text:list-item>
        <text:list-item>
          <text:p text:style-name="P115">return params <text:span text:style-name="T205">type </text:span>varbind varset const ref</text:p>
          <text:p text:style-name="P102">These tokens are to be regarded as non-punctuation terminals.</text:p>
        </text:list-item>
      </text:list>
      <text:h text:style-name="P86" text:outline-level="2"><text:bookmark-start text:name="__RefHeading__1776_539951246"/><text:soft-page-break/>EBNF<text:bookmark-end text:name="__RefHeading__1776_539951246"/></text:h>
      <text:p text:style-name="P17"/>
      <text:p text:style-name="P52">lclfunction-usage ::=</text:p>
      <text:p text:style-name="P48"><text:s text:c="2"/>lclfunction-start-macro ( name , lclfunction-spec )</text:p>
      <text:p text:style-name="P48"><text:s text:c="2"/>function-body</text:p>
      <text:p text:style-name="P48"><text:s text:c="2"/>WG_LCLFUNCTION_END [;]</text:p>
      <text:p text:style-name="P48"/>
      <text:p text:style-name="P48">lclfunction-start-macro ::= </text:p>
      <text:p text:style-name="P48"><text:s text:c="4"/>WG_LCLFUNCTION</text:p>
      <text:p text:style-name="P48"><text:s text:c="2"/>| WG_LCLFUNCTION_TPL</text:p>
      <text:p text:style-name="P48"/>
      <text:p text:style-name="P48">lclfunction-spec ::=</text:p>
      <text:p text:style-name="P48"><text:s text:c="4"/>void</text:p>
      <text:p text:style-name="P48"><text:s text:c="2"/>| [return nlt-return-tuple]</text:p>
      <text:p text:style-name="P48"><text:s text:c="4"/>[params param-seq]</text:p>
      <text:p text:style-name="P48"><text:s text:c="4"/>[varbind varbind-seq]</text:p>
      <text:p text:style-name="P48"><text:s text:c="4"/>[varset varset-seq]</text:p>
      <text:p text:style-name="P48"/>
      <text:p text:style-name="P48">nlt-return-tuple ::=</text:p>
      <text:p text:style-name="P48"><text:s text:c="4"/>( non-local-type )</text:p>
      <text:p text:style-name="P48"/>
      <text:p text:style-name="P48">param-seq ::=<text:span text:style-name="T206"> </text:span></text:p>
      <text:p text:style-name="P48">varbind-seq ::= nlt-bound-tuple-seq</text:p>
      <text:p text:style-name="P48">varset-seq ::= nlt-set-tuple-seq</text:p>
      <text:p text:style-name="P48"/>
      <text:p text:style-name="P48">nlt-bound-tuple-seq ::=</text:p>
      <text:p text:style-name="P48"><text:s text:c="4"/>nlt-bound-tuple</text:p>
      <text:p text:style-name="P48"><text:s text:c="2"/>| nlt-bound-tuple-seq nlt-bound-tuple</text:p>
      <text:p text:style-name="P48"/>
      <text:p text:style-name="P48">nlt-set-tuple-seq ::=</text:p>
      <text:p text:style-name="P48"><text:s text:c="4"/>nlt-set-tuple</text:p>
      <text:p text:style-name="P48"><text:s text:c="2"/>| nlt-set-tuple-seq nlt-set-tuple</text:p>
      <text:p text:style-name="P48"/>
      <text:p text:style-name="P48">nlt-bound-tuple ::=</text:p>
      <text:p text:style-name="P48"><text:s text:c="2"/>( nlt-bound-var-dcln )</text:p>
      <text:p text:style-name="P48"/>
      <text:p text:style-name="P48">nlt-set-tuple ::=</text:p>
      <text:p text:style-name="P48"><text:s text:c="2"/>( nlt-set-var-dcln )</text:p>
      <text:p text:style-name="P48"/>
      <text:p text:style-name="P48">nlt-bound-var-dcln ::= nlt-type-var-dcln</text:p>
      <text:p text:style-name="P48"/>
      <text:p text:style-name="P48">nlt-set-var-dcln ::= nlt-type-var-dcln , value-expr</text:p>
      <text:p text:style-name="P48"/>
      <text:p text:style-name="P48">nlt-type-var-dcln ::=</text:p>
      <text:p text:style-name="P48"><text:s text:c="4"/>implicit-non-local-type-var-dcln</text:p>
      <text:p text:style-name="P48"><text:s text:c="2"/>| explicit-non-local-type-var-dcln</text:p>
      <text:p text:style-name="P48"/>
      <text:p text:style-name="P48">implicit-non-local-type-var-dcln ::=</text:p>
      <text:p text:style-name="P48"><text:s text:c="2"/>implicit-type-var-dcln</text:p>
      <text:p text:style-name="P48"/>
      <text:p text:style-name="P48">explicit-non-local-type-var-dcln ::=</text:p>
      <text:p text:style-name="P53"><text:s text:c="2"/>explicit-non-local-type var-name</text:p>
      <text:p text:style-name="P53"/>
      <text:p text:style-name="P54"><text:span text:style-name="T54">implicit-type-var-dcln </text:span><text:span text:style-name="T55">:</text:span><text:span text:style-name="T54">:=</text:span></text:p>
      <text:p text:style-name="P48"><text:s text:c="2"/>implicit-type var-name</text:p>
      <text:p text:style-name="P48"/>
      <text:p text:style-name="P54"><text:soft-page-break/><text:span text:style-name="T54">implicit-type </text:span><text:span text:style-name="T57">:</text:span><text:span text:style-name="T54">:= lib-type-qualifiers | empty-string</text:span></text:p>
      <text:p text:style-name="P48"/>
      <text:p text:style-name="P49"><text:span text:style-name="T54">lib-type-qualifiers </text:span><text:span text:style-name="T57">:</text:span><text:span text:style-name="T54">:= const | ref | const ref</text:span></text:p>
      <text:p text:style-name="P48"/>
      <text:p text:style-name="P49"><text:span text:style-name="T54">explicit-non-local-type </text:span><text:span text:style-name="T57">:</text:span><text:span text:style-name="T54">:= </text:span></text:p>
      <text:p text:style-name="P49"><text:span text:style-name="T54"><text:s text:c="4"/></text:span><text:span text:style-name="T56">type</text:span><text:span text:style-name="T54">( non-local-type-specifier )</text:span></text:p>
      <text:p text:style-name="P48"/>
      <text:p text:style-name="P49"><text:span text:style-name="T54">function-body </text:span><text:span text:style-name="T57">:</text:span><text:span text:style-name="T54">:= See C++ standard.</text:span></text:p>
      <text:p text:style-name="P49"><text:span text:style-name="T54">var-name </text:span><text:span text:style-name="T57">:</text:span><text:span text:style-name="T54">:= A C++ variable name.</text:span></text:p>
      <text:p text:style-name="P49"><text:span text:style-name="T54">non-local-type-specifier </text:span><text:span text:style-name="T57">:</text:span><text:span text:style-name="T54">:=</text:span></text:p>
      <text:p text:style-name="P48"><text:s text:c="2"/>A type-specifier that specifies a non-local type.</text:p>
      <text:p text:style-name="P49"><text:span text:style-name="T54">type-specifier </text:span><text:span text:style-name="T57">:</text:span><text:span text:style-name="T54">:= See C++ standard.</text:span></text:p>
      <text:p text:style-name="P49"><text:span text:style-name="T54">value-expr </text:span><text:span text:style-name="T57">:</text:span><text:span text:style-name="T54">:= A C++ expression evaluating to some value.</text:span></text:p>
      <text:p text:style-name="P48"/>
      <text:h text:style-name="P98" text:outline-level="1"><text:bookmark-start text:name="__RefHeading__1778_539951246"/>Design Rationale<text:bookmark-end text:name="__RefHeading__1778_539951246"/></text:h>
      <text:h text:style-name="P87" text:outline-level="2"><text:bookmark-start text:name="__RefHeading__1780_539951246"/>Preprocessor Limitations<text:bookmark-end text:name="__RefHeading__1780_539951246"/></text:h>
      <text:h text:style-name="P71"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8"><text:tab/><text:span text:style-name="T169">params (int x, int y, std::string label)</text:span></text:p>
      <text:p text:style-name="P18">is assumed to be preferable to:</text:p>
      <text:p text:style-name="P18"><text:tab/><text:span text:style-name="T169">params (int x) (int y) (std::string label)</text:span></text:p>
      <text:h text:style-name="P81" text:outline-level="2"><text:bookmark-start text:name="__RefHeading__1784_539951246"/><text:span text:style-name="T1">params Named Parameter</text:span><text:span text:style-name="T116"> Specification Format</text:span><text:bookmark-end text:name="__RefHeading__1784_539951246"/></text:h>
      <text:p text:style-name="P28"><text:span text:style-name="T2">The specification for the </text:span><text:span text:style-name="T124">named</text:span><text:span text:style-name="T2"> parameter </text:span><text:span text:style-name="T143">params</text:span><text:span text:style-name="T2"> needs to be PP parseable because the codegen needs to construct an expanded parameter list from those entries.</text:span> That is, we need to be able to insert a comma before and after the full<text:span text:style-name="T53"> list of those entries.</text:span><text:span text:style-name="T117"> </text:span><text:span text:style-name="T118">As a result,</text:span><text:span text:style-name="T117"> if variadic macros are </text:span><text:span text:style-name="T118">not </text:span><text:span text:style-name="T117">supported </text:span><text:span text:style-name="T118">then </text:span><text:span text:style-name="T143">params</text:span><text:span text:style-name="T118"> must be specified as a sequence of 1-tuples.</text:span></text:p>
      <text:h text:style-name="P81" text:outline-level="2"><text:bookmark-start text:name="__RefHeading__1786_539951246"/><text:span text:style-name="T119">Forwarding Strategies of params </text:span><text:span text:style-name="T120">Arguments</text:span><text:bookmark-end text:name="__RefHeading__1786_539951246"/></text:h>
      <text:p text:style-name="P29"><text:span text:style-name="T48">Any code generated for </text:span><text:span text:style-name="T170">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3">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43">params</text:span><text:span text:style-name="T49">.</text:span></text:p>
      <text:p text:style-name="P23">For the rest of this this discussion will use variants of the following example:</text:p>
      <text:p text:style-name="P2"><text:span text:style-name="T121"><text:tab/></text:span><text:span text:style-name="T170">WG_PP_LCLFUNCTION(func, params (</text:span><text:span text:style-name="T171">...</text:span><text:span text:style-name="T170">) )</text:span></text:p>
      <text:p text:style-name="P25">which, without loss of generality, we can assume will generate the following code:</text:p>
      <text:p text:style-name="P2"><text:span text:style-name="T121"><text:tab/></text:span><text:span text:style-name="T170">void interface_func(</text:span><text:span text:style-name="T171">...</text:span><text:span text:style-name="T170">);</text:span></text:p>
      <text:p text:style-name="P26"><text:tab/><text:span text:style-name="T169">void impl_func(...);</text:span></text:p>
      <text:p text:style-name="P30"><text:soft-page-break/><text:span text:style-name="T121">where </text:span><text:span text:style-name="T170">interface_func</text:span><text:span text:style-name="T121"> is the external function that merely forwards all of its parameters to </text:span><text:span text:style-name="T170">impl_func</text:span><text:span text:style-name="T121">.</text:span><text:span text:style-name="T122"> It is important to note that:</text:span></text:p>
      <text:list xml:id="list7807935446994864454" text:style-name="L4">
        <text:list-item>
          <text:p text:style-name="P117"><text:span text:style-name="T122">in the generation of </text:span><text:span text:style-name="T170">interface_func</text:span><text:span text:style-name="T122"> only TMP tool</text:span><text:span text:style-name="T125">s</text:span><text:span text:style-name="T122"> are available for use, and</text:span></text:p>
        </text:list-item>
        <text:list-item>
          <text:p text:style-name="P118">in the generation of <text:span text:style-name="T170">impl_func</text:span> both PPMP and TMP tools are available for use.</text:p>
        </text:list-item>
      </text:list>
      <text:p text:style-name="P31"><text:span text:style-name="T122">Additionally, we don't have much leeway in generating </text:span><text:span text:style-name="T170">interface_func</text:span><text:span text:style-name="T122"> because its signature and return type must be semantically equivalent to the one specified by </text:span><text:span text:style-name="T170">WG_PP_LCLFUNCTION</text:span><text:span text:style-name="T122"> macro; this is because, as its name implies, </text:span><text:span text:style-name="T170">interface_func</text:span><text:span text:style-name="T122"> is the client facing interface to the user specified and defined local function. (If this were not the case, then dispatching </text:span><text:span text:style-name="T170">interface_func</text:span><text:span text:style-name="T122"> based on its signature in TMP code may result in surprising and unexpected behavior.)</text:span></text:p>
      <text:h text:style-name="P63" text:outline-level="3"><text:bookmark-start text:name="__RefHeading__1788_539951246"/>Current Forwarding Strategy<text:bookmark-end text:name="__RefHeading__1788_539951246"/></text:h>
      <text:p text:style-name="P15">The current forwarding strategy for the current syntax of <text:span text:style-name="T169">params</text:span> is best illustrated using the following example:</text:p>
      <text:p text:style-name="P27"><text:span text:style-name="T75"><text:tab/></text:span><text:span text:style-name="T76">WG_PP_LCLFUNCTION(func, params (</text:span><text:span text:style-name="T75">big_type const x</text:span><text:span text:style-name="T76">) )</text:span></text:p>
      <text:p text:style-name="P15">will generate:</text:p>
      <text:p text:style-name="P15"><text:tab/><text:span text:style-name="T169">void interface_func(big_type x);</text:span></text:p>
      <text:p text:style-name="P15"><text:tab/><text:span text:style-name="T169">void impl_func(big_type const x);</text:span></text:p>
      <text:p text:style-name="P15">where the body of <text:span text:style-name="T169">interface_func</text:span> just calls impl_func(x)</text:p>
      <text:p text:style-name="P15">The rationale for <text:span text:style-name="T169">interface_func</text:span>'s signature <text:span text:style-name="T191">are</text:span>:</text:p>
      <text:list xml:id="list2418087948416669190" text:style-name="L5">
        <text:list-item>
          <text:p text:style-name="P119"><text:span text:style-name="T107">Because the</text:span><text:span text:style-name="T75"> token "</text:span><text:span text:style-name="T148">big_type const x</text:span><text:span text:style-name="T75">" is not PP parseable, only TMP </text:span><text:span text:style-name="T107">techniques are left to</text:span><text:span text:style-name="T75"> deduce </text:span><text:span text:style-name="T107">its type</text:span><text:span text:style-name="T75">. And the only relevant tool available is</text:span><text:span text:style-name="T77"> </text:span><text:span text:style-name="T58">function_types::parameter_types</text:span><text:span text:style-name="T77">, where the latter can</text:span><text:span text:style-name="T107"> and/or </text:span><text:span text:style-name="T77">does strip off the top most const qualifier. (Remember, BOOST_TYPEOF is by default not used unless explicitly specified by the user, and in this case is certainly not needed.)</text:span><text:span text:style-name="T107"> Thus, the top-most const qualification of any specified local function parameter argument type is subject to being lost.</text:span></text:p>
        </text:list-item>
        <text:list-item>
          <text:p text:style-name="P103"><text:span text:style-name="T191">C++ semantic equivalency with the signature specified by the user. Even though the top-most const qualification of any parameter argument type maybe stripped off</text:span><text:span text:style-name="T192"> for </text:span><text:span text:style-name="T175">interface_func</text:span><text:span text:style-name="T191">, </text:span><text:span text:style-name="T192">its</text:span><text:span text:style-name="T191"> signature</text:span><text:span text:style-name="T192"> and the users specified signature</text:span><text:span text:style-name="T191"> are still equivalent under C++ rules.</text:span></text:p>
        </text:list-item>
      </text:list>
      <text:p text:style-name="P3"><text:span text:style-name="T77">The rationale for </text:span><text:span text:style-name="T149">impl</text:span><text:span text:style-name="T150">_func</text:span><text:span text:style-name="T77">'s signature is:</text:span></text:p>
      <text:list xml:id="list5112204793194832898" text:style-name="L6">
        <text:list-item>
          <text:p text:style-name="P104">simplicity.</text:p>
        </text:list-item>
        <text:list-item>
          <text:p text:style-name="P120"><text:span text:style-name="T79">codegen limitations. S</text:span><text:span text:style-name="T77">ince the token "</text:span><text:span text:style-name="T150">big_type const x</text:span><text:span text:style-name="T77">" is not PP parseable, there is no way to correctly optimize it's forwarding in the said signature. </text:span><text:span text:style-name="T78">This is because TMP tools will have to be used to deduce the type of the token, and any such use will result in the top most const qualifier being lost. </text:span><text:span text:style-name="T79">Which</text:span><text:span text:style-name="T78"> </text:span><text:span text:style-name="T77">in the context of </text:span><text:span text:style-name="T150">impl_func</text:span><text:span text:style-name="T77">'s </text:span><text:span text:style-name="T78">user defined scope </text:span><text:span text:style-name="T79">will result in </text:span><text:span text:style-name="T78">an incorrectly typed parameter</text:span><text:span text:style-name="T79"> potentially being used</text:span><text:span text:style-name="T78">. (That is </text:span><text:span text:style-name="T151">x</text:span><text:span text:style-name="T78">'s compiler enforced immutability should not be lost</text:span><text:span text:style-name="T79"> in the user defined </text:span><text:span text:style-name="T108">local function </text:span><text:span text:style-name="T79">scope</text:span><text:span text:style-name="T78">.)</text:span></text:p>
        </text:list-item>
        <text:list-item>
          <text:p text:style-name="P121"><text:span text:style-name="T79">compiler optimizations. I</text:span><text:span text:style-name="T78">t is assumed the compiler will optimize away the extra copy at </text:span><text:span text:style-name="T151">impl_func</text:span><text:span text:style-name="T78">'s call site in </text:span><text:span text:style-name="T151">interface_fun</text:span><text:span text:style-name="T78">c's definition since the latter's code just literally consists of forwarding parameter arguments to </text:span><text:span text:style-name="T109">the former</text:span><text:span text:style-name="T78">.</text:span></text:p>
        </text:list-item>
      </text:list>
      <text:h text:style-name="P64" text:outline-level="3"><text:bookmark-start text:name="__RefHeading__1790_539951246"/>Alternative Forwarding Strategy with Alternative <text:span text:style-name="T133">param-tuple</text:span> Syntax<text:bookmark-end text:name="__RefHeading__1790_539951246"/></text:h>
      <text:p text:style-name="P16">It is possible to efficiently forward <text:span text:style-name="T169">interface_func</text:span>'s parameter arguments to <text:span text:style-name="T169">impl_func</text:span> if the former's <text:soft-page-break/>parameter types were exactly deducible. To this end we could modify the <text:span text:style-name="T169">param-tuple</text:span> syntax to delimit the parameter type from the parameter name along the lines of the following:</text:p>
      <text:p text:style-name="P4"><text:span text:style-name="T80"><text:tab/></text:span><text:span text:style-name="T152">WG_PP_LCLFUNCTION(func, params (</text:span><text:span text:style-name="T153">type(</text:span><text:span text:style-name="T148">big_type const</text:span><text:span text:style-name="T153">)</text:span><text:span text:style-name="T148"> x</text:span><text:span text:style-name="T152">) )</text:span></text:p>
      <text:p text:style-name="P16">This will allow us to generate:</text:p>
      <text:p text:style-name="P16"><text:tab/><text:span text:style-name="T169">void interface_func(big_type const x);</text:span></text:p>
      <text:p text:style-name="P16"><text:tab/><text:span text:style-name="T169">void impl_func(big_type const &amp; x);</text:span></text:p>
      <text:p text:style-name="P16">which correctly and efficiently forwards <text:span text:style-name="T169">interface_func</text:span>'s parameter arguments to impl_func. (This is possible because during the preprocessing phase we are able to parse the exact type of <text:span text:style-name="T169">x</text:span> and, hence, manipulate it accordingly when generating code.)</text:p>
      <text:p text:style-name="P4"><text:span text:style-name="T80">This syntax was considered and implemented at one point but was considered too unwieldy and not worth the unproven benefits of </text:span><text:span text:style-name="T81">efficient</text:span><text:span text:style-name="T80"> forwarding.</text:span></text:p>
      <text:h text:style-name="P88" text:outline-level="2"><text:bookmark-start text:name="__RefHeading__1452_695783189"/><text:span text:style-name="T177">this_ const</text:span><text:span text:style-name="T202"> Qualifi</text:span><text:span text:style-name="T203">ed Bound Function Variables</text:span><text:bookmark-end text:name="__RefHeading__1452_695783189"/></text:h>
      <text:p text:style-name="P42"><text:span text:style-name="T111">The </text:span><text:span text:style-name="T160">const</text:span><text:span text:style-name="T111"> qualification of </text:span><text:span text:style-name="T160">this_</text:span><text:span text:style-name="T111"> bound function variables applies to the pointed-to-type of </text:span><text:span text:style-name="T160">this_</text:span><text:span text:style-name="T111"> because its type, and hence the type of </text:span><text:span text:style-name="T160">this</text:span><text:span text:style-name="T111">, are already </text:span><text:span text:style-name="T160">const</text:span><text:span text:style-name="T111"> qualified. Not only would it be redundant, but it would also be impossible to </text:span><text:span text:style-name="T160">const</text:span><text:span text:style-name="T111"> qualify </text:span><text:span text:style-name="T112">the pointed-to-type of </text:span><text:span text:style-name="T111">an implicitly typed </text:span><text:span text:style-name="T160">this_</text:span><text:span text:style-name="T111"> had the constness </text:span><text:span text:style-name="T112">been </text:span><text:span text:style-name="T111">applied to the pointer type</text:span><text:span text:style-name="T112">.</text:span></text:p>
      <text:h text:style-name="P96" text:outline-level="1"><text:bookmark-start text:name="__RefHeading__1442_695783189"/>Future Features<text:bookmark-end text:name="__RefHeading__1442_695783189"/></text:h>
      <text:h text:style-name="P89" text:outline-level="2"><text:bookmark-start text:name="__RefHeading__1446_695783189"/><text:span text:style-name="T179">make_ref</text:span><text:span text:style-name="T207">/</text:span><text:span text:style-name="T178">make_cref</text:span><text:bookmark-end text:name="__RefHeading__1446_695783189"/></text:h>
      <text:p text:style-name="P20">Creates a reference wrapper for local function objects for use with STL algorithms were the user wants to ensure reference semantics for any and all copies.</text:p>
      <text:h text:style-name="P90" text:outline-level="2"><text:bookmark-start text:name="__RefHeading__3633_514162716"/><text:span text:style-name="T214">Auto Assign</text:span><text:span text:style-name="T213"> Syntax</text:span><text:bookmark-end text:name="__RefHeading__3633_514162716"/></text:h>
      <text:p text:style-name="P105">Consider support for the following syntax:</text:p>
      <text:p text:style-name="P46"><text:span text:style-name="T114"><text:tab/></text:span><text:span text:style-name="T162">auto accum = </text:span></text:p>
      <text:p text:style-name="P47"><text:span text:style-name="T162"><text:tab/> <text:s/></text:span><text:span text:style-name="T152">WG_PP_LCLFUNCTION(</text:span><text:span text:style-name="T162">return(int) params(int val) varset(</text:span><text:span text:style-name="T164">tally</text:span><text:span text:style-name="T163">, 0</text:span><text:span text:style-name="T162">))</text:span></text:p>
      <text:p text:style-name="P116"><text:tab/> <text:s/>{ ... }</text:p>
      <text:p text:style-name="P47"><text:span text:style-name="T163"><text:tab/> <text:s/></text:span><text:span text:style-name="T152">WG_PP_LCLFUNCTION</text:span><text:span text:style-name="T163">_END</text:span><text:span text:style-name="T114"> </text:span></text:p>
      <text:h text:style-name="P99" text:outline-level="1"><text:span text:style-name="T115">TODOs</text:span></text:h>
      <text:p text:style-name="P123"><text:span text:style-name="T1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5-16T17:56:07.42</dc:date>
    <meta:editing-duration>P14DT2H38M8S</meta:editing-duration>
    <meta:editing-cycles>250</meta:editing-cycles>
    <meta:generator>LibreOffice/4.0.4.2$Windows_x86 LibreOffice_project/9e9821abd0ffdbc09cd8c52eaa574fa09eb08f2</meta:generator>
    <meta:document-statistic meta:table-count="0" meta:image-count="0" meta:object-count="0" meta:page-count="9" meta:paragraph-count="235" meta:word-count="2568" meta:character-count="17685" meta:non-whitespace-character-count="15315"/>
  </office:meta>
</office:document-meta>
</file>